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70cd899" officeooo:paragraph-rsid="070cd899" style:font-size-asian="9pt" style:font-weight-asian="bold" style:font-size-complex="9pt" style:font-weight-complex="bold"/>
    </style:style>
    <style:style style:name="P2" style:family="paragraph" style:parent-style-name="Standard">
      <style:text-properties officeooo:rsid="081b4b04" officeooo:paragraph-rsid="081b4b04"/>
    </style:style>
    <style:style style:name="P3" style:family="paragraph" style:parent-style-name="Standard">
      <style:text-properties officeooo:paragraph-rsid="081c896a"/>
    </style:style>
    <style:style style:name="P4" style:family="paragraph" style:parent-style-name="Standard">
      <style:text-properties officeooo:paragraph-rsid="0843fbde"/>
    </style:style>
    <style:style style:name="P5" style:family="paragraph" style:parent-style-name="Standard" style:list-style-name="L1">
      <style:text-properties officeooo:paragraph-rsid="070d4615"/>
    </style:style>
    <style:style style:name="P6" style:family="paragraph" style:parent-style-name="Standard" style:list-style-name="L1">
      <style:text-properties officeooo:paragraph-rsid="0553efc7"/>
    </style:style>
    <style:style style:name="P7" style:family="paragraph" style:parent-style-name="Standard" style:list-style-name="L1">
      <style:text-properties officeooo:paragraph-rsid="070eb8f9"/>
    </style:style>
    <style:style style:name="P8" style:family="paragraph" style:parent-style-name="Standard" style:list-style-name="L1">
      <style:text-properties officeooo:paragraph-rsid="07ddb996"/>
    </style:style>
    <style:style style:name="P9" style:family="paragraph" style:parent-style-name="Standard" style:list-style-name="L1">
      <style:text-properties officeooo:paragraph-rsid="07107273"/>
    </style:style>
    <style:style style:name="P10" style:family="paragraph" style:parent-style-name="Standard" style:list-style-name="L1">
      <style:text-properties officeooo:paragraph-rsid="07d986f7"/>
    </style:style>
    <style:style style:name="P11" style:family="paragraph" style:parent-style-name="Standard" style:list-style-name="L1">
      <style:text-properties officeooo:paragraph-rsid="06be57e2"/>
    </style:style>
    <style:style style:name="P12" style:family="paragraph" style:parent-style-name="Standard" style:list-style-name="L1">
      <style:text-properties officeooo:paragraph-rsid="06b96ee4"/>
    </style:style>
    <style:style style:name="P13" style:family="paragraph" style:parent-style-name="Standard" style:list-style-name="L1">
      <style:text-properties officeooo:paragraph-rsid="076150e7"/>
    </style:style>
    <style:style style:name="P14" style:family="paragraph" style:parent-style-name="Standard" style:list-style-name="L1">
      <style:text-properties officeooo:paragraph-rsid="0762f35f"/>
    </style:style>
    <style:style style:name="P15" style:family="paragraph" style:parent-style-name="Standard" style:list-style-name="L1">
      <style:text-properties officeooo:paragraph-rsid="0775ddf3"/>
    </style:style>
    <style:style style:name="P16" style:family="paragraph" style:parent-style-name="Standard" style:list-style-name="L1">
      <style:text-properties officeooo:paragraph-rsid="07709bcd"/>
    </style:style>
    <style:style style:name="P17" style:family="paragraph" style:parent-style-name="Standard" style:list-style-name="L1">
      <style:text-properties officeooo:paragraph-rsid="0764eaaf"/>
    </style:style>
    <style:style style:name="P18" style:family="paragraph" style:parent-style-name="Standard" style:list-style-name="L1">
      <style:text-properties officeooo:paragraph-rsid="07675e3b"/>
    </style:style>
    <style:style style:name="P19" style:family="paragraph" style:parent-style-name="Standard" style:list-style-name="L1">
      <style:text-properties officeooo:paragraph-rsid="0768e1f8"/>
    </style:style>
    <style:style style:name="P20" style:family="paragraph" style:parent-style-name="Standard" style:list-style-name="L1">
      <style:text-properties officeooo:paragraph-rsid="076d887e"/>
    </style:style>
    <style:style style:name="P21" style:family="paragraph" style:parent-style-name="Standard" style:list-style-name="L1">
      <style:text-properties officeooo:paragraph-rsid="077c8c6d"/>
    </style:style>
    <style:style style:name="P22" style:family="paragraph" style:parent-style-name="Standard" style:list-style-name="L1">
      <style:text-properties officeooo:paragraph-rsid="0654d741"/>
    </style:style>
    <style:style style:name="P23" style:family="paragraph" style:parent-style-name="Standard" style:list-style-name="L1">
      <style:text-properties officeooo:paragraph-rsid="0737a10d"/>
    </style:style>
    <style:style style:name="P24" style:family="paragraph" style:parent-style-name="Standard" style:list-style-name="L1">
      <style:text-properties officeooo:paragraph-rsid="07398cbe"/>
    </style:style>
    <style:style style:name="P25" style:family="paragraph" style:parent-style-name="Standard" style:list-style-name="L1">
      <style:text-properties officeooo:paragraph-rsid="074bd5e7"/>
    </style:style>
    <style:style style:name="P26" style:family="paragraph" style:parent-style-name="Standard" style:list-style-name="L1">
      <style:text-properties officeooo:paragraph-rsid="074adb45"/>
    </style:style>
    <style:style style:name="P27" style:family="paragraph" style:parent-style-name="Standard" style:list-style-name="L1">
      <style:text-properties officeooo:paragraph-rsid="075309e3"/>
    </style:style>
    <style:style style:name="P28" style:family="paragraph" style:parent-style-name="Standard" style:list-style-name="L1">
      <style:text-properties officeooo:paragraph-rsid="07854436"/>
    </style:style>
    <style:style style:name="P29" style:family="paragraph" style:parent-style-name="Standard" style:list-style-name="L1">
      <style:text-properties officeooo:paragraph-rsid="05cbcccf"/>
    </style:style>
    <style:style style:name="P30" style:family="paragraph" style:parent-style-name="Standard" style:list-style-name="L1">
      <style:text-properties officeooo:paragraph-rsid="07f139cb"/>
    </style:style>
    <style:style style:name="P31" style:family="paragraph" style:parent-style-name="Standard" style:list-style-name="L1">
      <style:text-properties officeooo:paragraph-rsid="07f9afeb"/>
    </style:style>
    <style:style style:name="P32" style:family="paragraph" style:parent-style-name="Standard" style:list-style-name="L1">
      <style:text-properties officeooo:paragraph-rsid="07fbc404"/>
    </style:style>
    <style:style style:name="P33" style:family="paragraph" style:parent-style-name="Standard" style:list-style-name="L1">
      <style:text-properties officeooo:paragraph-rsid="07ff9227"/>
    </style:style>
    <style:style style:name="P34" style:family="paragraph" style:parent-style-name="Standard" style:list-style-name="L1">
      <style:text-properties officeooo:paragraph-rsid="05dc3c7a"/>
    </style:style>
    <style:style style:name="P35" style:family="paragraph" style:parent-style-name="Standard" style:list-style-name="L1">
      <style:text-properties officeooo:paragraph-rsid="07cef892"/>
    </style:style>
    <style:style style:name="P36" style:family="paragraph" style:parent-style-name="Standard" style:list-style-name="L1">
      <style:text-properties officeooo:paragraph-rsid="08084f02"/>
    </style:style>
    <style:style style:name="P37" style:family="paragraph" style:parent-style-name="Standard" style:list-style-name="L1">
      <style:text-properties officeooo:paragraph-rsid="08034fff"/>
    </style:style>
    <style:style style:name="P38" style:family="paragraph" style:parent-style-name="Standard" style:list-style-name="L1">
      <style:text-properties officeooo:paragraph-rsid="082c7eda"/>
    </style:style>
    <style:style style:name="P39" style:family="paragraph" style:parent-style-name="Standard" style:list-style-name="L1">
      <style:text-properties officeooo:paragraph-rsid="0814a2e9"/>
    </style:style>
    <style:style style:name="P40" style:family="paragraph" style:parent-style-name="Standard" style:list-style-name="L1">
      <style:text-properties officeooo:paragraph-rsid="08186baa"/>
    </style:style>
    <style:style style:name="P41" style:family="paragraph" style:parent-style-name="Standard" style:list-style-name="L1">
      <style:text-properties officeooo:paragraph-rsid="060cc278"/>
    </style:style>
    <style:style style:name="P42" style:family="paragraph" style:parent-style-name="Standard" style:list-style-name="L1">
      <style:text-properties officeooo:paragraph-rsid="06ec2a4f"/>
    </style:style>
    <style:style style:name="P43" style:family="paragraph" style:parent-style-name="Standard" style:list-style-name="L1">
      <style:text-properties officeooo:paragraph-rsid="06f1fa67"/>
    </style:style>
    <style:style style:name="P44" style:family="paragraph" style:parent-style-name="Standard" style:list-style-name="L1">
      <style:text-properties officeooo:paragraph-rsid="06ecfa47"/>
    </style:style>
    <style:style style:name="P45" style:family="paragraph" style:parent-style-name="Standard" style:list-style-name="L1">
      <style:text-properties officeooo:paragraph-rsid="07983801"/>
    </style:style>
    <style:style style:name="P46" style:family="paragraph" style:parent-style-name="Standard" style:list-style-name="L1">
      <style:text-properties officeooo:paragraph-rsid="07993d30"/>
    </style:style>
    <style:style style:name="P47" style:family="paragraph" style:parent-style-name="Standard" style:list-style-name="L1">
      <style:text-properties officeooo:paragraph-rsid="079a92f0"/>
    </style:style>
    <style:style style:name="P48" style:family="paragraph" style:parent-style-name="Standard" style:list-style-name="L1">
      <style:text-properties officeooo:paragraph-rsid="079b19ae"/>
    </style:style>
    <style:style style:name="P49" style:family="paragraph" style:parent-style-name="Standard" style:list-style-name="L1">
      <style:text-properties officeooo:paragraph-rsid="079f54ed"/>
    </style:style>
    <style:style style:name="P50" style:family="paragraph" style:parent-style-name="Standard" style:list-style-name="L1">
      <style:text-properties officeooo:paragraph-rsid="07a03f0d"/>
    </style:style>
    <style:style style:name="P51" style:family="paragraph" style:parent-style-name="Standard" style:list-style-name="L1">
      <style:text-properties officeooo:paragraph-rsid="082a71b6"/>
    </style:style>
    <style:style style:name="P52" style:family="paragraph" style:parent-style-name="Standard" style:list-style-name="L1">
      <style:text-properties officeooo:paragraph-rsid="07a37df6"/>
    </style:style>
    <style:style style:name="P53" style:family="paragraph" style:parent-style-name="Standard" style:list-style-name="L1">
      <style:text-properties officeooo:paragraph-rsid="07a10789"/>
    </style:style>
    <style:style style:name="P54" style:family="paragraph" style:parent-style-name="Standard" style:list-style-name="L1">
      <style:text-properties officeooo:paragraph-rsid="07a15e41"/>
    </style:style>
    <style:style style:name="P55" style:family="paragraph" style:parent-style-name="Standard" style:list-style-name="L1">
      <style:text-properties officeooo:paragraph-rsid="07ab1d4e"/>
    </style:style>
    <style:style style:name="P56" style:family="paragraph" style:parent-style-name="Standard" style:list-style-name="L1">
      <style:text-properties officeooo:paragraph-rsid="07ac52a5"/>
    </style:style>
    <style:style style:name="P57" style:family="paragraph" style:parent-style-name="Standard" style:list-style-name="L1">
      <style:text-properties officeooo:paragraph-rsid="07b07d86"/>
    </style:style>
    <style:style style:name="P58" style:family="paragraph" style:parent-style-name="Standard" style:list-style-name="L1">
      <style:text-properties officeooo:paragraph-rsid="07b22e2c"/>
    </style:style>
    <style:style style:name="P59" style:family="paragraph" style:parent-style-name="Standard" style:list-style-name="L1">
      <style:text-properties officeooo:paragraph-rsid="07b2949d"/>
    </style:style>
    <style:style style:name="P60" style:family="paragraph" style:parent-style-name="Standard" style:list-style-name="L1">
      <style:text-properties officeooo:paragraph-rsid="07acf397"/>
    </style:style>
    <style:style style:name="P61" style:family="paragraph" style:parent-style-name="Standard" style:list-style-name="L1">
      <style:text-properties officeooo:paragraph-rsid="07ae251f"/>
    </style:style>
    <style:style style:name="P62" style:family="paragraph" style:parent-style-name="Standard" style:list-style-name="L1">
      <style:text-properties officeooo:paragraph-rsid="06c064e1"/>
    </style:style>
    <style:style style:name="P63" style:family="paragraph" style:parent-style-name="Standard" style:list-style-name="L1">
      <style:text-properties officeooo:paragraph-rsid="08487834"/>
    </style:style>
    <style:style style:name="P64" style:family="paragraph" style:parent-style-name="Standard" style:list-style-name="L1">
      <style:text-properties officeooo:paragraph-rsid="07c41306"/>
    </style:style>
    <style:style style:name="P65" style:family="paragraph" style:parent-style-name="Standard" style:list-style-name="L1">
      <style:text-properties officeooo:paragraph-rsid="07c84d55"/>
    </style:style>
    <style:style style:name="P66" style:family="paragraph" style:parent-style-name="Standard" style:list-style-name="L1">
      <style:text-properties officeooo:paragraph-rsid="06bd3679"/>
    </style:style>
    <style:style style:name="P67" style:family="paragraph" style:parent-style-name="Standard" style:list-style-name="L1">
      <style:text-properties officeooo:paragraph-rsid="06cc502f"/>
    </style:style>
    <style:style style:name="P68" style:family="paragraph" style:parent-style-name="Standard" style:list-style-name="L1">
      <style:text-properties officeooo:paragraph-rsid="07bed7fe"/>
    </style:style>
    <style:style style:name="P69" style:family="paragraph" style:parent-style-name="Standard" style:list-style-name="L1">
      <style:text-properties officeooo:paragraph-rsid="07bdfe6f"/>
    </style:style>
    <style:style style:name="P70" style:family="paragraph" style:parent-style-name="Standard" style:list-style-name="L1">
      <style:text-properties officeooo:paragraph-rsid="06fa802d"/>
    </style:style>
    <style:style style:name="P71" style:family="paragraph" style:parent-style-name="Standard" style:list-style-name="L1">
      <style:text-properties officeooo:paragraph-rsid="06e1670a"/>
    </style:style>
    <style:style style:name="P72" style:family="paragraph" style:parent-style-name="Standard" style:list-style-name="L1">
      <style:text-properties officeooo:paragraph-rsid="06f60e7d"/>
    </style:style>
    <style:style style:name="P73" style:family="paragraph" style:parent-style-name="Standard" style:list-style-name="L1">
      <style:text-properties officeooo:paragraph-rsid="06f95a25"/>
    </style:style>
    <style:style style:name="P74" style:family="paragraph" style:parent-style-name="Standard" style:list-style-name="L1">
      <style:text-properties officeooo:paragraph-rsid="065731a0"/>
    </style:style>
    <style:style style:name="P75" style:family="paragraph" style:parent-style-name="Standard" style:list-style-name="L1">
      <style:text-properties officeooo:paragraph-rsid="0681b436"/>
    </style:style>
    <style:style style:name="P76" style:family="paragraph" style:parent-style-name="Standard" style:list-style-name="L1">
      <style:text-properties officeooo:paragraph-rsid="06fe82ee"/>
    </style:style>
    <style:style style:name="P77" style:family="paragraph" style:parent-style-name="Standard" style:list-style-name="L1">
      <style:text-properties officeooo:paragraph-rsid="08615740"/>
    </style:style>
    <style:style style:name="P78" style:family="paragraph" style:parent-style-name="Standard" style:list-style-name="L1">
      <style:text-properties officeooo:paragraph-rsid="086334bc"/>
    </style:style>
    <style:style style:name="P79" style:family="paragraph" style:parent-style-name="Standard" style:list-style-name="L1">
      <style:text-properties officeooo:paragraph-rsid="08639212"/>
    </style:style>
    <style:style style:name="P80" style:family="paragraph" style:parent-style-name="Standard" style:list-style-name="L1">
      <style:text-properties officeooo:rsid="03ce45d1" officeooo:paragraph-rsid="0553efc7"/>
    </style:style>
    <style:style style:name="P81" style:family="paragraph" style:parent-style-name="Standard" style:list-style-name="L1">
      <style:text-properties officeooo:rsid="03ce45d1" officeooo:paragraph-rsid="07e6d52f"/>
    </style:style>
    <style:style style:name="P82" style:family="paragraph" style:parent-style-name="Standard" style:list-style-name="L1">
      <style:text-properties officeooo:rsid="03ce45d1" officeooo:paragraph-rsid="07eaae33"/>
    </style:style>
    <style:style style:name="P83" style:family="paragraph" style:parent-style-name="Standard" style:list-style-name="L1">
      <style:text-properties officeooo:rsid="03ce45d1" officeooo:paragraph-rsid="07eec156"/>
    </style:style>
    <style:style style:name="P84" style:family="paragraph" style:parent-style-name="Standard" style:list-style-name="L1">
      <style:text-properties officeooo:rsid="03ce45d1" officeooo:paragraph-rsid="07ebdfa5"/>
    </style:style>
    <style:style style:name="P85" style:family="paragraph" style:parent-style-name="Standard" style:list-style-name="L1">
      <style:text-properties officeooo:rsid="03ce45d1" officeooo:paragraph-rsid="07ed4a92"/>
    </style:style>
    <style:style style:name="P86" style:family="paragraph" style:parent-style-name="Standard" style:list-style-name="L1">
      <style:text-properties officeooo:rsid="03ce45d1" officeooo:paragraph-rsid="07efed83"/>
    </style:style>
    <style:style style:name="P87" style:family="paragraph" style:parent-style-name="Standard" style:list-style-name="L1">
      <style:text-properties officeooo:rsid="03ce45d1" officeooo:paragraph-rsid="06e6575e"/>
    </style:style>
    <style:style style:name="P88" style:family="paragraph" style:parent-style-name="Standard" style:list-style-name="L1">
      <style:text-properties officeooo:rsid="03ce45d1" officeooo:paragraph-rsid="06a6ab11"/>
    </style:style>
    <style:style style:name="P89" style:family="paragraph" style:parent-style-name="Standard" style:list-style-name="L1">
      <style:text-properties officeooo:rsid="03ce45d1" officeooo:paragraph-rsid="05b03e6b"/>
    </style:style>
    <style:style style:name="P90" style:family="paragraph" style:parent-style-name="Standard" style:list-style-name="L1">
      <style:text-properties officeooo:rsid="03ce45d1" officeooo:paragraph-rsid="0734de1f"/>
    </style:style>
    <style:style style:name="P91" style:family="paragraph" style:parent-style-name="Standard" style:list-style-name="L1">
      <style:text-properties officeooo:rsid="03ce45d1" officeooo:paragraph-rsid="077fd374"/>
    </style:style>
    <style:style style:name="P92" style:family="paragraph" style:parent-style-name="Standard" style:list-style-name="L1">
      <style:text-properties officeooo:rsid="03ce45d1" officeooo:paragraph-rsid="07810275"/>
    </style:style>
    <style:style style:name="P93" style:family="paragraph" style:parent-style-name="Standard" style:list-style-name="L1">
      <style:text-properties officeooo:rsid="03ce45d1" officeooo:paragraph-rsid="06b2438e"/>
    </style:style>
    <style:style style:name="P94" style:family="paragraph" style:parent-style-name="Standard" style:list-style-name="L1">
      <style:text-properties officeooo:rsid="03ce45d1" officeooo:paragraph-rsid="07553256"/>
    </style:style>
    <style:style style:name="P95" style:family="paragraph" style:parent-style-name="Standard" style:list-style-name="L1">
      <style:text-properties officeooo:rsid="03ce45d1" officeooo:paragraph-rsid="07563899"/>
    </style:style>
    <style:style style:name="P96" style:family="paragraph" style:parent-style-name="Standard" style:list-style-name="L1">
      <style:text-properties officeooo:rsid="03ce45d1" officeooo:paragraph-rsid="0758251e"/>
    </style:style>
    <style:style style:name="P97" style:family="paragraph" style:parent-style-name="Standard" style:list-style-name="L1">
      <style:text-properties officeooo:rsid="03ce45d1" officeooo:paragraph-rsid="0790af02"/>
    </style:style>
    <style:style style:name="P98" style:family="paragraph" style:parent-style-name="Standard" style:list-style-name="L1">
      <style:text-properties officeooo:rsid="03ce45d1" officeooo:paragraph-rsid="07924ed3"/>
    </style:style>
    <style:style style:name="P99" style:family="paragraph" style:parent-style-name="Standard" style:list-style-name="L1">
      <style:text-properties officeooo:rsid="03ce45d1" officeooo:paragraph-rsid="07939b12"/>
    </style:style>
    <style:style style:name="P100" style:family="paragraph" style:parent-style-name="Standard" style:list-style-name="L1">
      <style:text-properties officeooo:rsid="03ce45d1" officeooo:paragraph-rsid="078fdd94"/>
    </style:style>
    <style:style style:name="P101" style:family="paragraph" style:parent-style-name="Standard" style:list-style-name="L1">
      <style:text-properties officeooo:rsid="03ce45d1" officeooo:paragraph-rsid="06b2c2f3"/>
    </style:style>
    <style:style style:name="P102" style:family="paragraph" style:parent-style-name="Standard" style:list-style-name="L1">
      <style:text-properties officeooo:rsid="03ce45d1" officeooo:paragraph-rsid="05cbcccf"/>
    </style:style>
    <style:style style:name="P103" style:family="paragraph" style:parent-style-name="Standard" style:list-style-name="L1">
      <style:text-properties officeooo:rsid="03ce45d1" officeooo:paragraph-rsid="05dc3c7a"/>
    </style:style>
    <style:style style:name="P104" style:family="paragraph" style:parent-style-name="Standard" style:list-style-name="L1">
      <style:text-properties officeooo:rsid="03ce45d1" officeooo:paragraph-rsid="05e1bf0c"/>
    </style:style>
    <style:style style:name="P105" style:family="paragraph" style:parent-style-name="Standard" style:list-style-name="L1">
      <style:text-properties officeooo:rsid="03ce45d1" officeooo:paragraph-rsid="06158648"/>
    </style:style>
    <style:style style:name="P106" style:family="paragraph" style:parent-style-name="Standard" style:list-style-name="L1">
      <style:text-properties officeooo:rsid="03ce45d1" officeooo:paragraph-rsid="06c064e1"/>
    </style:style>
    <style:style style:name="P107" style:family="paragraph" style:parent-style-name="Standard" style:list-style-name="L1">
      <style:text-properties officeooo:rsid="03ce45d1" officeooo:paragraph-rsid="083999cd"/>
    </style:style>
    <style:style style:name="P108" style:family="paragraph" style:parent-style-name="Standard" style:list-style-name="L1">
      <style:text-properties officeooo:rsid="03ce45d1" officeooo:paragraph-rsid="07c41306"/>
    </style:style>
    <style:style style:name="P109" style:family="paragraph" style:parent-style-name="Standard" style:list-style-name="L1">
      <style:text-properties officeooo:rsid="03ce45d1" officeooo:paragraph-rsid="065731a0"/>
    </style:style>
    <style:style style:name="P110" style:family="paragraph" style:parent-style-name="Standard" style:list-style-name="L1">
      <style:text-properties officeooo:rsid="041573b8" officeooo:paragraph-rsid="06ed3297"/>
    </style:style>
    <style:style style:name="P111" style:family="paragraph" style:parent-style-name="Standard" style:list-style-name="L1">
      <style:text-properties officeooo:rsid="041573b8" officeooo:paragraph-rsid="07de4acb"/>
    </style:style>
    <style:style style:name="P112" style:family="paragraph" style:parent-style-name="Standard" style:list-style-name="L1">
      <style:text-properties officeooo:rsid="041573b8" officeooo:paragraph-rsid="05779f91"/>
    </style:style>
    <style:style style:name="P113" style:family="paragraph" style:parent-style-name="Standard" style:list-style-name="L1">
      <style:text-properties officeooo:rsid="041573b8" officeooo:paragraph-rsid="07e05f40"/>
    </style:style>
    <style:style style:name="P114" style:family="paragraph" style:parent-style-name="Standard" style:list-style-name="L1">
      <style:text-properties officeooo:rsid="041573b8" officeooo:paragraph-rsid="057890c7"/>
    </style:style>
    <style:style style:name="P115" style:family="paragraph" style:parent-style-name="Standard" style:list-style-name="L1">
      <style:text-properties officeooo:rsid="041573b8" officeooo:paragraph-rsid="07e2fe71"/>
    </style:style>
    <style:style style:name="P116" style:family="paragraph" style:parent-style-name="Standard" style:list-style-name="L1">
      <style:text-properties officeooo:rsid="067bdc88" officeooo:paragraph-rsid="067bdc88"/>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0eb8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107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1c93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2068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2302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34de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37a1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39ce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3ef3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4adb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4b11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4c8a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4f1b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501c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5532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563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575f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5807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5825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58ce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7b0d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7c7b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7d84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7f0a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7fd3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8102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8396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85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8a0c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8fd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90af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924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939b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9595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970f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9838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98cd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993d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9a92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9b19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9c4d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9e65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9ea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a05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a107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a15e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ac52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acf3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b07d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b22e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b294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b56c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bdf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bed7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c413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c84d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c88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ddb9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de4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e05f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e1a4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e2f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173b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e46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e6d5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eac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eb6b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ebd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ed4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efed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f139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f9bf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fb2a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fc84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ff92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cd77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015b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cef8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06d5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0a01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0fdd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084f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0bbe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0c3f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139f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7ce25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7f05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7f0e9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14a2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7f315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1932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7f782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7f915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2808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290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2c7e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2d9a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2f0a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300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32db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3353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341b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34ec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360a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3776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37b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3999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3e5e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4598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46bd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4878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b50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ba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4d6f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5619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56d2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77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7f1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96a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5b0b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334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508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6b0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784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DejaVu Sans" fo:font-size="9pt" style:text-underline-style="none" fo:font-weight="bold" officeooo:rsid="06ae7b4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DejaVu Sans" fo:font-size="9pt" style:text-underline-style="none" fo:font-weight="bold" officeooo:rsid="0764eaa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DejaVu Sans" fo:font-size="9pt" style:text-underline-style="none" fo:font-weight="bold" officeooo:rsid="075f8de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DejaVu Sans" fo:font-size="9pt" style:text-underline-style="none" fo:font-weight="bold" officeooo:rsid="075dc28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DejaVu Sans" fo:font-size="9pt" style:text-underline-style="none" fo:font-weight="bold" officeooo:rsid="07854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DejaVu Sans" fo:font-size="9pt" style:text-underline-style="none" fo:font-weight="bold" officeooo:rsid="079e656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DejaVu Sans" fo:font-size="9pt" style:text-underline-style="none" fo:font-weight="bold" officeooo:rsid="079ea4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DejaVu Sans" fo:font-size="9pt" style:text-underline-style="none" fo:font-weight="bold" officeooo:rsid="07a05a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DejaVu Sans" fo:font-size="9pt" style:text-underline-style="none" fo:font-weight="bold" officeooo:rsid="07c413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DejaVu Sans" fo:font-size="9pt" style:text-underline-style="none" fo:font-weight="bold" officeooo:rsid="07c84d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DejaVu Sans" fo:font-size="9pt" style:text-underline-style="none" fo:font-weight="bold" officeooo:rsid="07bdfe6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DejaVu Sans" fo:font-size="9pt" style:text-underline-style="none" fo:font-weight="bold" officeooo:rsid="07a107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DejaVu Sans" fo:font-size="9pt" style:text-underline-style="none" fo:font-weight="bold" officeooo:rsid="07a15e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DejaVu Sans" fo:font-size="9pt" style:text-underline-style="none" fo:font-weight="bold" officeooo:rsid="086157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DejaVu Sans" fo:font-size="9pt" style:text-underline-style="none" fo:font-weight="bold" officeooo:rsid="086334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DejaVu Sans" fo:font-size="9pt" style:text-underline-style="none" fo:font-weight="bold" officeooo:rsid="08639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0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10" style:family="text">
      <style:text-properties fo:color="#000000" style:text-line-through-style="none" style:text-line-through-type="none" style:font-name="DejaVu Sans" fo:font-size="9pt" fo:font-style="normal" style:text-underline-style="none" fo:font-weight="normal" officeooo:rsid="07a10789"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11" style:family="text">
      <style:text-properties fo:color="#000000" style:text-line-through-style="none" style:text-line-through-type="none" style:font-name="DejaVu Sans" fo:font-size="9pt" fo:font-style="normal" style:text-underline-style="none" fo:font-weight="normal" officeooo:rsid="081c896a"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12" style:family="text">
      <style:text-properties fo:color="#000000" style:text-line-through-style="none" style:text-line-through-type="none" style:font-name="Courier 10 Pitch" fo:font-size="9pt" style:text-underline-style="none" fo:font-weight="normal" officeooo:rsid="0764ea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ourier 10 Pitch" fo:font-size="9pt" style:text-underline-style="none" fo:font-weight="normal" officeooo:rsid="07675e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ourier 10 Pitch" fo:font-size="9pt" style:text-underline-style="none" fo:font-weight="normal" officeooo:rsid="076d88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ourier 10 Pitch" fo:font-size="9pt" style:text-underline-style="none" fo:font-weight="normal" officeooo:rsid="07709b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ourier 10 Pitch" fo:font-size="9pt" style:text-underline-style="none" fo:font-weight="normal" officeooo:rsid="0775dd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Courier 10 Pitch" fo:font-size="9pt" style:text-underline-style="none" fo:font-weight="bold" officeooo:rsid="0764eaa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000000" style:text-line-through-style="none" style:text-line-through-type="none" style:font-name="Courier 10 Pitch" fo:font-size="9pt" style:text-underline-style="none" fo:font-weight="bold" officeooo:rsid="07675e3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000000" style:text-line-through-style="none" style:text-line-through-type="none" style:font-name="Courier 10 Pitch" fo:font-size="9pt" style:text-underline-style="none" fo:font-weight="bold" officeooo:rsid="076a98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000000" style:text-line-through-style="none" style:text-line-through-type="none" style:font-name="Courier 10 Pitch" fo:font-size="9pt" style:text-underline-style="none" fo:font-weight="bold" officeooo:rsid="076f93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000000" style:text-line-through-style="none" style:text-line-through-type="none" style:font-name="Courier 10 Pitch" fo:font-size="9pt" style:text-underline-style="none" fo:font-weight="bold" officeooo:rsid="07709b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000000" style:text-line-through-style="none" style:text-line-through-type="none" style:font-name="Courier 10 Pitch" fo:font-size="9pt" style:text-underline-style="none" fo:font-weight="bold" officeooo:rsid="0775dd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000000" style:text-line-through-style="none" style:text-line-through-type="none" style:font-name="Courier 10 Pitch" fo:font-size="9pt" style:text-underline-style="none" fo:font-weight="bold" officeooo:rsid="077935c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000000" style:text-line-through-style="none" style:text-line-through-type="none" fo:font-size="9pt" style:text-underline-style="none" fo:font-weight="normal" officeooo:rsid="04a788ec" style:text-blinking="false" fo:background-color="#ffffff" loext:char-shading-value="0" style:font-size-asian="9pt" style:font-weight-asian="normal" style:font-size-complex="9pt" style:font-weight-complex="normal" loext:padding="0cm" loext:border="none"/>
    </style:style>
    <style:style style:name="T225" style:family="text">
      <style:text-properties fo:color="#ff0000"/>
    </style:style>
    <style:style style:name="T226"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785ca7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bold" officeooo:rsid="07854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ff0000" style:text-line-through-style="none" style:text-line-through-type="none" style:font-name="DejaVu Sans" fo:font-size="9pt" style:text-underline-style="none" fo:font-weight="bold" officeooo:rsid="07ac52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ff0000" style:text-line-through-style="none" style:text-line-through-type="none" style:font-name="DejaVu Sans" fo:font-size="9pt" style:text-underline-style="none" fo:font-weight="bold" officeooo:rsid="07acf3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ff0000" style:text-line-through-style="none" style:text-line-through-type="none" style:font-name="DejaVu Sans" fo:font-size="9pt" style:text-underline-style="none" fo:font-weight="bold" officeooo:rsid="07ae25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ff0000" style:text-line-through-style="none" style:text-line-through-type="none" style:font-name="DejaVu Sans" fo:font-size="9pt" style:text-underline-style="none" fo:font-weight="bold" officeooo:rsid="07bed7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ff0000" style:text-line-through-style="none" style:text-line-through-type="none" style:font-name="DejaVu Sans" fo:font-size="9pt" style:text-underline-style="none" fo:font-weight="bold" officeooo:rsid="07c84d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ff0000" style:text-line-through-style="none" style:text-line-through-type="none" style:font-name="DejaVu Sans" fo:font-size="9pt" style:text-underline-style="none" fo:font-weight="normal" officeooo:rsid="07bdf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9966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996600" style:text-line-through-style="none" style:text-line-through-type="none" style:font-name="DejaVu Sans" fo:font-size="9pt" style:text-underline-style="none" fo:font-weight="normal" officeooo:rsid="07d8b9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996600" style:text-line-through-style="none" style:text-line-through-type="none" style:font-name="DejaVu Sans" fo:font-size="9pt" style:text-underline-style="none" fo:font-weight="normal" officeooo:rsid="070eb8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996600" style:text-line-through-style="none" style:text-line-through-type="none" style:font-name="DejaVu Sans" fo:font-size="9pt" style:text-underline-style="none" fo:font-weight="normal" officeooo:rsid="070fbb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996600" style:text-line-through-style="none" style:text-line-through-type="none" style:font-name="DejaVu Sans" fo:font-size="9pt" style:text-underline-style="none" fo:font-weight="normal" officeooo:rsid="07104c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996600" style:text-line-through-style="none" style:text-line-through-type="none" style:font-name="Courier 10 Pitch" fo:font-size="9pt" style:text-underline-style="none" fo:font-weight="bold" officeooo:rsid="07675e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996600" style:text-line-through-style="none" style:text-line-through-type="none" style:font-name="Courier 10 Pitch" fo:font-size="9pt" style:text-underline-style="none" fo:font-weight="normal" officeooo:rsid="07675e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font-variant="normal" fo:text-transform="none" fo:color="#000000" style:text-line-through-style="none" style:text-line-through-type="none" style:font-name="DejaVu Sans"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officeooo:rsid="08a24a3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tube or Netflix</text:p>
      <text:p text:style-name="P3"><text:span text:style-name="Emphasis"><text:span text:style-name="T211"/></text:span></text:p>
      <text:p text:style-name="P4"><text:span text:style-name="Emphasis"><text:span text:style-name="T210">Bigtable</text:span></text:span><text:span text:style-name="Source_20_Text"><text:span text:style-name="T102"> is a compressed, high performance, proprietary data storage system built on Google File System. Bigtable combines multiple files into one block to store on the disk and is very efficient in reading a small amount of data.</text:span></text:span></text:p>
      <text:p text:style-name="P2"/>
      <text:list xml:id="list5834948292253824328" text:style-name="L1">
        <text:list-item>
          <text:p text:style-name="P5"><text:span text:style-name="Source_20_Text"><text:span text:style-name="T226">What is this system and why is this used?</text:span></text:span></text:p>
          <text:p text:style-name="P5"><text:span text:style-name="Source_20_Text"><text:span text:style-name="T1">Youtube is one of the most popular video sharing websites in the world. Users of the service can upload, view, share, rate, and report videos as well as add comments on videos.</text:span></text:span></text:p>
        </text:list-item>
        <text:list-item>
          <text:p text:style-name="P80"><text:span text:style-name="Source_20_Text"><text:span text:style-name="T227">Goals and Requirement</text:span></text:span><text:span text:style-name="Source_20_Text"><text:span text:style-name="T228">s</text:span></text:span><text:span text:style-name="Source_20_Text"><text:span text:style-name="T227"> of the system:</text:span></text:span></text:p>
          <text:list>
            <text:list-item>
              <text:p text:style-name="P6"><text:span text:style-name="Source_20_Text"><text:span text:style-name="T228">functional requirements</text:span></text:span></text:p>
              <text:list>
                <text:list-item>
                  <text:p text:style-name="P7"><text:span text:style-name="Source_20_Text"><text:span text:style-name="T53">Users should be able to upload videos.</text:span></text:span></text:p>
                </text:list-item>
                <text:list-item>
                  <text:p text:style-name="P8"><text:span text:style-name="Source_20_Text"><text:span text:style-name="T115">Users should be able to search the videos with title.</text:span></text:span></text:p>
                </text:list-item>
                <text:list-item>
                  <text:p text:style-name="P7"><text:span text:style-name="Source_20_Text"><text:span text:style-name="T53">Users should be able to view videos.</text:span></text:span></text:p>
                </text:list-item>
              </text:list>
            </text:list-item>
            <text:list-item>
              <text:p text:style-name="P6"><text:span text:style-name="Source_20_Text"><text:span text:style-name="T228">non-functional requirements</text:span></text:span></text:p>
              <text:list>
                <text:list-item>
                  <text:p text:style-name="P9"><text:span text:style-name="Source_20_Text"><text:span text:style-name="T54">The system should be highly reliable, any video uploaded should not be lost.</text:span></text:span></text:p>
                </text:list-item>
                <text:list-item>
                  <text:p text:style-name="P9"><text:span text:style-name="Source_20_Text"><text:span text:style-name="T54">The system should be highly available. Consistency can take a hit (in the interest of availability); if a user doesn’t see a video for a while, it should be fine.</text:span></text:span></text:p>
                </text:list-item>
                <text:list-item>
                  <text:p text:style-name="P9"><text:span text:style-name="Source_20_Text"><text:span text:style-name="T54">Users should have a real time experience while watching videos and should not feel any lag.</text:span></text:span></text:p>
                </text:list-item>
              </text:list>
            </text:list-item>
            <text:list-item>
              <text:p text:style-name="P6"><text:span text:style-name="Source_20_Text"><text:span text:style-name="T228">extended requirements</text:span></text:span></text:p>
              <text:list>
                <text:list-item>
                  <text:p text:style-name="P10"><text:span text:style-name="Source_20_Text"><text:span text:style-name="T294">Users should be able to perform searches based on video titles.</text:span></text:span></text:p>
                </text:list-item>
                <text:list-item>
                  <text:p text:style-name="P10"><text:span text:style-name="Source_20_Text"><text:span text:style-name="T295">Our services should be able to record stats of videos, e.g., likes/dislikes, total number of views, etc.</text:span></text:span></text:p>
                </text:list-item>
                <text:list-item>
                  <text:p text:style-name="P10"><text:span text:style-name="Source_20_Text"><text:span text:style-name="T296">Users should be able to add and view comments on videos.</text:span></text:span></text:p>
                </text:list-item>
                <text:list-item>
                  <text:p text:style-name="P10"><text:span text:style-name="Source_20_Text"><text:span text:style-name="T293">Video sharing (on whatsapp or through sms), </text:span></text:span><text:span text:style-name="Source_20_Text"><text:span text:style-name="T292">Video recommendations, most popular videos, channels, subscriptions, watch later, favorites, etc.</text:span></text:span></text:p>
                </text:list-item>
              </text:list>
            </text:list-item>
          </text:list>
        </text:list-item>
        <text:list-item>
          <text:p text:style-name="P11"><text:span text:style-name="Source_20_Text"><text:span text:style-name="T269">Workflow:</text:span></text:span></text:p>
        </text:list-item>
        <text:list-item>
          <text:p text:style-name="P11"><text:span text:style-name="Source_20_Text"><text:span text:style-name="T229">Nature of business:</text:span></text:span></text:p>
          <text:list>
            <text:list-item>
              <text:p text:style-name="P110"><text:span text:style-name="Source_20_Text"><text:span text:style-name="T230">some of the features </text:span></text:span><text:span text:style-name="Source_20_Text"><text:span text:style-name="T231">need to</text:span></text:span><text:span text:style-name="Source_20_Text"><text:span text:style-name="T230"> be faster than the others,</text:span></text:span></text:p>
              <text:p text:style-name="P111"><text:span text:style-name="Source_20_Text"><text:span text:style-name="T116">Searching of videos and view should be real time. If video upload takes time, that is acceptable.</text:span></text:span></text:p>
            </text:list-item>
            <text:list-item>
              <text:p text:style-name="P112"><text:span text:style-name="Source_20_Text"><text:span text:style-name="T230">some of the features </text:span></text:span><text:span text:style-name="Source_20_Text"><text:span text:style-name="T231">can</text:span></text:span><text:span text:style-name="Source_20_Text"><text:span text:style-name="T230"> be used more than the others during some specific time,</text:span></text:span></text:p>
              <text:p text:style-name="P113"><text:span text:style-name="Source_20_Text"><text:span text:style-name="T117">Trailer of some very big movie can be viewed billion of times in one day or so from all across the globe. </text:span></text:span><text:span text:style-name="Source_20_Text"><text:span text:style-name="T118">There can also be very large number of comments on some videos.</text:span></text:span></text:p>
            </text:list-item>
            <text:list-item>
              <text:p text:style-name="P114"><text:span text:style-name="Source_20_Text"><text:span text:style-name="T230">some of the features </text:span></text:span><text:span text:style-name="Source_20_Text"><text:span text:style-name="T231">can</text:span></text:span><text:span text:style-name="Source_20_Text"><text:span text:style-name="T230"> be used more than the others </text:span></text:span><text:span text:style-name="Source_20_Text"><text:span text:style-name="T232">from</text:span></text:span><text:span text:style-name="Source_20_Text"><text:span text:style-name="T230"> some specific </text:span></text:span><text:span text:style-name="Source_20_Text"><text:span text:style-name="T232">geolocation</text:span></text:span><text:span text:style-name="Source_20_Text"><text:span text:style-name="T230">,</text:span></text:span></text:p>
              <text:p text:style-name="P115"><text:span text:style-name="Source_20_Text"><text:span text:style-name="T119">Some particular set of videos will be accessed more from some country.</text:span></text:span></text:p>
            </text:list-item>
          </text:list>
        </text:list-item>
        <text:list-item>
          <text:p text:style-name="P6"><text:span text:style-name="Source_20_Text"><text:span text:style-name="T233">Type of users:</text:span></text:span></text:p>
          <text:list>
            <text:list-item>
              <text:p text:style-name="P80"><text:span text:style-name="Source_20_Text"><text:span text:style-name="T234">Public users,</text:span></text:span></text:p>
              <text:p text:style-name="P81"><text:span text:style-name="Source_20_Text"><text:span text:style-name="T127">users who will search and view videos without being logged in. They won’t be able to upload, comment, etc.</text:span></text:span></text:p>
            </text:list-item>
            <text:list-item>
              <text:p text:style-name="P80"><text:span text:style-name="Source_20_Text"><text:span text:style-name="T235">Private use</text:span></text:span><text:span text:style-name="Source_20_Text"><text:span text:style-name="T234">rs,</text:span></text:span></text:p>
              <text:p text:style-name="P81"><text:span text:style-name="Source_20_Text"><text:span text:style-name="T127">users who will logged in. They will have full access over all functionalities.</text:span></text:span></text:p>
            </text:list-item>
            <text:list-item>
              <text:p text:style-name="P80"><text:span text:style-name="Source_20_Text"><text:span text:style-name="T235">Admin user,</text:span></text:span></text:p>
              <text:p text:style-name="P82"><text:span text:style-name="Source_20_Text"><text:span text:style-name="T123">T</text:span></text:span><text:span text:style-name="Source_20_Text"><text:span text:style-name="T124">he informations extracted </text:span></text:span><text:span text:style-name="Source_20_Text"><text:span text:style-name="T125">from analytics data should be provided to the admin user on the dashboard and he should be able to change the </text:span></text:span><text:span text:style-name="Source_20_Text"><text:span text:style-name="T126">settings and configuration of the site.</text:span></text:span></text:p>
            </text:list-item>
          </text:list>
        </text:list-item>
        <text:list-item>
          <text:p text:style-name="P80"><text:span text:style-name="Source_20_Text"><text:span text:style-name="T236">Some Design Considerations,</text:span></text:span></text:p>
          <text:list>
            <text:list-item>
              <text:p text:style-name="P12"><text:span text:style-name="Source_20_Text"><text:span text:style-name="T120">Limits on size of </text:span></text:span><text:span text:style-name="Source_20_Text"><text:span text:style-name="T121">video to be uploaded</text:span></text:span><text:span text:style-name="Source_20_Text"><text:span text:style-name="T120">: </text:span></text:span><text:span text:style-name="Source_20_Text"><text:span text:style-name="T122">The current maximum file size is 128 GB.</text:span></text:span></text:p>
            </text:list-item>
          </text:list>
        </text:list-item>
        <text:list-item>
          <text:p text:style-name="P83"><text:span text:style-name="Source_20_Text"><text:span text:style-name="T272">UI: </text:span></text:span><text:span text:style-name="Source_20_Text"><text:span text:style-name="T284">ask question from the interviewer that do you also want me to consider UI for this system. If the interviewer asks to consider UI as well then,</text:span></text:span></text:p>
          <text:p text:style-name="P83"><text:span text:style-name="Source_20_Text"><text:span text:style-name="T128">There should be </text:span></text:span><text:span text:style-name="Source_20_Text"><text:span text:style-name="T129">a</text:span></text:span><text:span text:style-name="Source_20_Text"><text:span text:style-name="T128"> home page where you can see all the recommended video’s list </text:span></text:span><text:span text:style-name="Source_20_Text"><text:span text:style-name="T131">initially</text:span></text:span><text:span text:style-name="Source_20_Text"><text:span text:style-name="T128">. </text:span></text:span><text:span text:style-name="Source_20_Text"><text:span text:style-name="T129">F</text:span></text:span><text:span text:style-name="Source_20_Text"><text:span text:style-name="T130">ollowing other things should also be there on that page:</text:span></text:span></text:p>
          <text:list>
            <text:list-item>
              <text:p text:style-name="P84"><text:span text:style-name="Source_20_Text"><text:span text:style-name="T130">searchBar</text:span></text:span></text:p>
            </text:list-item>
            <text:list-item>
              <text:p text:style-name="P85"><text:span text:style-name="Source_20_Text"><text:span text:style-name="T131">videoDisplayPanel,</text:span></text:span></text:p>
            </text:list-item>
            <text:list-item>
              <text:p text:style-name="P85"><text:span text:style-name="Source_20_Text"><text:span text:style-name="T131">commentSection,</text:span></text:span></text:p>
            </text:list-item>
            <text:list-item>
              <text:p text:style-name="P86"><text:span text:style-name="Source_20_Text"><text:span text:style-name="T132">upload button and options,</text:span></text:span></text:p>
            </text:list-item>
          </text:list>
        </text:list-item>
        <text:list-item>
          <text:p text:style-name="P87"><text:span text:style-name="Source_20_Text"><text:span text:style-name="T237">System APIs,</text:span></text:span></text:p>
          <text:list>
            <text:list-item>
              <text:p text:style-name="P80"><text:soft-page-break/><text:span text:style-name="Source_20_Text"><text:span text:style-name="T238">system APIs,</text:span></text:span></text:p>
              <text:p text:style-name="P13"><text:span text:style-name="Source_20_Text"><text:span text:style-name="T2">We can have SOAP or REST APIs to expose the functionality of our service:</text:span></text:span></text:p>
              <text:list>
                <text:list-item>
                  <text:p text:style-name="P14"><text:span text:style-name="Source_20_Text"><text:span text:style-name="T193">uploadVideo(video_title, video_description, tags[], category_id, default_language, recording_details, video_contents)</text:span></text:span></text:p>
                  <text:p text:style-name="P15"><text:span text:style-name="Source_20_Text"><text:span text:style-name="T222">video_title (string):</text:span></text:span><text:span text:style-name="Source_20_Text"><text:span text:style-name="T216"> Title of the video.</text:span></text:span></text:p>
                  <text:p text:style-name="P15"><text:span text:style-name="Source_20_Text"><text:span text:style-name="T222">vide</text:span></text:span><text:span text:style-name="Source_20_Text"><text:span text:style-name="T223">o</text:span></text:span><text:span text:style-name="Source_20_Text"><text:span text:style-name="T222">_description (string):</text:span></text:span><text:span text:style-name="Source_20_Text"><text:span text:style-name="T216"> Optional description of the video.</text:span></text:span></text:p>
                  <text:p text:style-name="P15"><text:span text:style-name="Source_20_Text"><text:span text:style-name="T222">tags (string[]):</text:span></text:span><text:span text:style-name="Source_20_Text"><text:span text:style-name="T216"> Optional tags for the video.</text:span></text:span></text:p>
                  <text:p text:style-name="P15"><text:span text:style-name="Source_20_Text"><text:span text:style-name="T222">category_id (string):</text:span></text:span><text:span text:style-name="Source_20_Text"><text:span text:style-name="T216"> Category of the video, e.g., Film, Song, People, etc.</text:span></text:span></text:p>
                  <text:p text:style-name="P15"><text:span text:style-name="Source_20_Text"><text:span text:style-name="T222">default_language (string):</text:span></text:span><text:span text:style-name="Source_20_Text"><text:span text:style-name="T216"> For example English, Mandarin, Hindi, etc.</text:span></text:span></text:p>
                  <text:p text:style-name="P15"><text:span text:style-name="Source_20_Text"><text:span text:style-name="T222">recording_details (string):</text:span></text:span><text:span text:style-name="Source_20_Text"><text:span text:style-name="T216"> Location where the video was recorded.</text:span></text:span></text:p>
                  <text:p text:style-name="P15"><text:span text:style-name="Source_20_Text"><text:span text:style-name="T222">video_contents (stream):</text:span></text:span><text:span text:style-name="Source_20_Text"><text:span text:style-name="T216"> Video to be uploaded.</text:span></text:span></text:p>
                  <text:p text:style-name="P15"><text:span text:style-name="Source_20_Text"><text:span text:style-name="T222">RETURN TYPE (String):</text:span></text:span><text:span text:style-name="Source_20_Text"><text:span text:style-name="T216"> A successful upload will return HTTP 202 (request accepted) and once the video encoding is completed the user is notified through email with a link to access the video. We can also expose a queryable API to let users know the current status of their uploaded video.</text:span></text:span></text:p>
                </text:list-item>
                <text:list-item>
                  <text:p text:style-name="P14"><text:span text:style-name="Source_20_Text"><text:span text:style-name="T192">searchVideo(search_query, user_location, maximum_videos_to_return, page_token)</text:span></text:span></text:p>
                  <text:p text:style-name="P16"><text:span text:style-name="Source_20_Text"><text:span text:style-name="T221">search_query (string):</text:span></text:span><text:span text:style-name="Source_20_Text"><text:span text:style-name="T215"> A string containing the search terms.</text:span></text:span></text:p>
                  <text:p text:style-name="P16"><text:span text:style-name="Source_20_Text"><text:span text:style-name="T221">user_location (string):</text:span></text:span><text:span text:style-name="Source_20_Text"><text:span text:style-name="T215"> Optional location of the user performing the search.</text:span></text:span></text:p>
                  <text:p text:style-name="P16"><text:span text:style-name="Source_20_Text"><text:span text:style-name="T221">maximum_videos_to_return (number):</text:span></text:span><text:span text:style-name="Source_20_Text"><text:span text:style-name="T215"> Maximum number of results returned in one request.</text:span></text:span></text:p>
                  <text:p text:style-name="P16"><text:span text:style-name="Source_20_Text"><text:span text:style-name="T221">page_token (string):</text:span></text:span><text:span text:style-name="Source_20_Text"><text:span text:style-name="T215"> This token will specify a page in the result set that should be returned.</text:span></text:span></text:p>
                  <text:p text:style-name="P16"><text:span text:style-name="Source_20_Text"><text:span text:style-name="T221">RETURN TYPE (JSON):</text:span></text:span><text:span text:style-name="Source_20_Text"><text:span text:style-name="T215"> A JSON containing information about the list of video resources matching the search query. Each video resource will have a video title, a thumbnail, a video creation date, and a view count.</text:span></text:span></text:p>
                </text:list-item>
                <text:list-item>
                  <text:p text:style-name="P17"><text:span text:style-name="Source_20_Text"><text:span text:style-name="T191">streamVideo(video_id, offset, codec, resolution)</text:span></text:span></text:p>
                  <text:p text:style-name="P17"><text:span text:style-name="Source_20_Text"><text:span text:style-name="T217">video_id (string):</text:span></text:span><text:span text:style-name="Source_20_Text"><text:span text:style-name="T212"> A string to identify the video.</text:span></text:span></text:p>
                  <text:p text:style-name="P18"><text:span text:style-name="Source_20_Text"><text:span text:style-name="T218">offset (number):</text:span></text:span><text:span text:style-name="Source_20_Text"><text:span text:style-name="T213"> We should be able to stream video from any offset; this offset would be a time in seconds from the beginning of the video. If we support playing/pausing a video from multiple devices, we will need to store the offset on the server. This will enable the users to start watching a video on any device from the same point where they left off.</text:span></text:span></text:p>
                  <text:p text:style-name="P19"><text:span text:style-name="Source_20_Text"><text:span text:style-name="T218">codec (string) &amp; resolution(string):</text:span></text:span><text:span text:style-name="Source_20_Text"><text:span text:style-name="T213"> </text:span></text:span><text:span text:style-name="Source_20_Text"><text:span text:style-name="T297">Codec</text:span></text:span><text:span text:style-name="Source_20_Text"><text:span text:style-name="T298"> is short for "coder-decoder." It is an algorithm used to encode data, such as an audio or video clip. The encoded data must be decoded when played back.</text:span></text:span><text:span text:style-name="Source_20_Text"><text:span text:style-name="T213"> We should send the codec and resolution info in the API from the client to support play/pause from multiple devices. Imagine you are watching a video on your TV’s Netflix app, paused it, and started watching it on your phone’s Netflix app. In this case, you would need codec and resolution, as both these devices have a different resolution and use a different codec.</text:span></text:span></text:p>
                  <text:p text:style-name="P20"><text:span text:style-name="Source_20_Text"><text:span text:style-name="T219">RETURN TYPE </text:span></text:span><text:span text:style-name="Source_20_Text"><text:span text:style-name="T220">(STREAM)</text:span></text:span><text:span text:style-name="Source_20_Text"><text:span text:style-name="T219">: </text:span></text:span><text:span text:style-name="Source_20_Text"><text:span text:style-name="T214">A media stream (a video chunk) from the given offset.</text:span></text:span></text:p>
                </text:list-item>
              </text:list>
            </text:list-item>
            <text:list-item>
              <text:p text:style-name="P80"><text:span text:style-name="Source_20_Text"><text:span text:style-name="T239">Security and permissions means h</text:span></text:span><text:span text:style-name="Source_20_Text"><text:span text:style-name="T238">ow to detect and prevent abuse?</text:span></text:span></text:p>
              <text:list>
                <text:list-item>
                  <text:p text:style-name="P21"><text:span text:style-name="Source_20_Text"><text:span text:style-name="T3">We will need to have different rate limits for different apis. </text:span></text:span><text:span text:style-name="Source_20_Text"><text:span text:style-name="T4">For example, allo</text:span></text:span><text:span text:style-name="Source_20_Text"><text:span text:style-name="T73">wed limit should be less than search or view limit</text:span></text:span><text:span text:style-name="Source_20_Text"><text:span text:style-name="T4">. </text:span></text:span><text:span text:style-name="Source_20_Text"><text:span text:style-name="T75">And apart from that, there</text:span></text:span><text:span text:style-name="Source_20_Text"><text:span text:style-name="T5"> should be some check on the rate of </text:span></text:span><text:span text:style-name="Source_20_Text"><text:span text:style-name="T75">use of APIs</text:span></text:span><text:span text:style-name="Source_20_Text"><text:span text:style-name="T5"> by single user to stop the DOS attack. </text:span></text:span><text:span text:style-name="Source_20_Text"><text:span text:style-name="T6">This setting </text:span></text:span><text:span text:style-name="Source_20_Text"><text:span text:style-name="T7">is done generally on load balancer</text:span></text:span><text:span text:style-name="Source_20_Text"><text:span text:style-name="T6">.</text:span></text:span></text:p>
                </text:list-item>
                <text:list-item>
                  <text:p text:style-name="P22"><text:span text:style-name="Source_20_Text"><text:span text:style-name="T5">Public users who are accessing the APIs, they should be identified by their IPs, mac address, </text:span></text:span><text:span text:style-name="Source_20_Text"><text:span text:style-name="T51">temporaryUserSessionToken, </text:span></text:span><text:span text:style-name="Source_20_Text"><text:span text:style-name="T5">etc. and they should not be allowed to </text:span></text:span><text:span text:style-name="Source_20_Text"><text:span text:style-name="T74">upload videos, comment, share, etc.</text:span></text:span></text:p>
                </text:list-item>
                <text:list-item>
                  <text:p text:style-name="P22"><text:span text:style-name="Source_20_Text"><text:span text:style-name="T8">Private and registered users </text:span></text:span><text:span text:style-name="Source_20_Text"><text:span text:style-name="T76">will have all the permissions that is, view, share, upload, comment, etc</text:span></text:span><text:span text:style-name="Source_20_Text"><text:span text:style-name="T8">.</text:span></text:span></text:p>
                </text:list-item>
              </text:list>
            </text:list-item>
          </text:list>
        </text:list-item>
        <text:list-item>
          <text:p text:style-name="P80"><text:span text:style-name="Source_20_Text"><text:span text:style-name="T240">Capacity Estimation and Constraints: </text:span></text:span><text:span text:style-name="Source_20_Text"><text:span text:style-name="T52">Estimation will help us understand our system better.</text:span></text:span></text:p>
          <text:p text:style-name="P88"><text:span text:style-name="Source_20_Text"><text:span text:style-name="T34">We will apply 30 : 50 : 70 capacity model for bandwidth, memory and storage.</text:span></text:span></text:p>
          <text:list>
            <text:list-item>
              <text:p text:style-name="P89"><text:span text:style-name="Source_20_Text"><text:span text:style-name="T241">Estimate of read and write ratio,</text:span></text:span></text:p>
              <text:p text:style-name="P89"><text:span text:style-name="Source_20_Text"><text:span text:style-name="T9">Let’s assume our upload:view ratio is 1:200, i.e., for every video upload we have 200 videos viewed.</text:span></text:span></text:p>
            </text:list-item>
            <text:list-item>
              <text:p text:style-name="P89"><text:span text:style-name="Source_20_Text"><text:span text:style-name="T242">Estimate of number of user</text:span></text:span><text:span text:style-name="Source_20_Text"><text:span text:style-name="T243">s</text:span></text:span><text:span text:style-name="Source_20_Text"><text:span text:style-name="T242"> and their uses,</text:span></text:span></text:p>
              <text:p text:style-name="P90"><text:span text:style-name="Source_20_Text"><text:span text:style-name="T10">Let’s assume </text:span></text:span><text:span text:style-name="Source_20_Text"><text:span text:style-name="T58">following things:</text:span></text:span></text:p>
              <text:list>
                <text:list-item>
                  <text:p text:style-name="P23"><text:span text:style-name="Source_20_Text"><text:span text:style-name="T10">we have </text:span></text:span><text:span text:style-name="Source_20_Text"><text:span text:style-name="T55">2</text:span></text:span><text:span text:style-name="Source_20_Text"><text:span text:style-name="T10"> billion total users, </text:span></text:span><text:span text:style-name="Source_20_Text"><text:span text:style-name="T55">1</text:span></text:span><text:span text:style-name="Source_20_Text"><text:span text:style-name="T10"> </text:span></text:span><text:span text:style-name="Source_20_Text"><text:span text:style-name="T55">b</text:span></text:span><text:span text:style-name="Source_20_Text"><text:span text:style-name="T10">illion of whom are daily active users.</text:span></text:span></text:p>
                </text:list-item>
                <text:list-item>
                  <text:p text:style-name="P24"><text:span text:style-name="Source_20_Text"><text:span text:style-name="T59">O</text:span></text:span><text:span text:style-name="Source_20_Text"><text:span text:style-name="T10">n average, a</text:span></text:span><text:span text:style-name="Source_20_Text"><text:span text:style-name="T65">n active</text:span></text:span><text:span text:style-name="Source_20_Text"><text:span text:style-name="T10"> user views five videos per day then the total video-views per second would be:</text:span></text:span></text:p>
                  <text:p text:style-name="P25"><text:span text:style-name="Source_20_Text"><text:span text:style-name="T10"><text:s text:c="8"/>1</text:span></text:span><text:span text:style-name="Source_20_Text"><text:span text:style-name="T56">0</text:span></text:span><text:span text:style-name="Source_20_Text"><text:span text:style-name="T10">00 M * 5 / 86400 sec ≈ </text:span></text:span><text:span text:style-name="Source_20_Text"><text:span text:style-name="T63">60</text:span></text:span><text:span text:style-name="Source_20_Text"><text:span text:style-name="T57"> </text:span></text:span><text:span text:style-name="Source_20_Text"><text:span text:style-name="T10">K videos / sec</text:span></text:span></text:p>
                </text:list-item>
                <text:list-item>
                  <text:p text:style-name="P26"><text:soft-page-break/><text:span text:style-name="Source_20_Text"><text:span text:style-name="T62">As we have assumed upload:view ratio as 1:200, so number of videos uploaded per second would be:</text:span></text:span></text:p>
                  <text:p text:style-name="P26"><text:span text:style-name="Source_20_Text"><text:span text:style-name="T62"><text:s text:c="8"/>(</text:span></text:span><text:span text:style-name="Source_20_Text"><text:span text:style-name="T64">60</text:span></text:span><text:span text:style-name="Source_20_Text"><text:span text:style-name="T62">000 / 200) per second </text:span></text:span><text:span text:style-name="Source_20_Text"><text:span text:style-name="T68">=</text:span></text:span><text:span text:style-name="Source_20_Text"><text:span text:style-name="T62"> </text:span></text:span><text:span text:style-name="Source_20_Text"><text:span text:style-name="T64">300 videos / sec</text:span></text:span></text:p>
                </text:list-item>
                <text:list-item>
                  <text:p text:style-name="P27"><text:span text:style-name="Source_20_Text"><text:span text:style-name="T66">L</text:span></text:span><text:span text:style-name="Source_20_Text"><text:span text:style-name="T61">et’s assume that </text:span></text:span><text:span text:style-name="Source_20_Text"><text:span text:style-name="T66">on average each video is </text:span></text:span><text:span text:style-name="Source_20_Text"><text:span text:style-name="T79">20</text:span></text:span><text:span text:style-name="Source_20_Text"><text:span text:style-name="T66"> MB.</text:span></text:span></text:p>
                </text:list-item>
                <text:list-item>
                  <text:p text:style-name="P28"><text:span text:style-name="Source_20_Text"><text:span text:style-name="T80">Let’s assume that each video of size 20 MB takes 50 MB of storage </text:span></text:span><text:span text:style-name="Source_20_Text"><text:span text:style-name="T194">as each video is stored in multiple formats </text:span></text:span><text:span text:style-name="Source_20_Text"><text:span text:style-name="T276">but</text:span></text:span><text:span text:style-name="Source_20_Text"><text:span text:style-name="T277"> with compression</text:span></text:span><text:span text:style-name="Source_20_Text"><text:span text:style-name="T194">.</text:span></text:span></text:p>
                </text:list-item>
              </text:list>
            </text:list-item>
            <text:list-item>
              <text:p text:style-name="P80"><text:span text:style-name="Source_20_Text"><text:span text:style-name="T244">Traffic estimates,</text:span></text:span></text:p>
              <text:p text:style-name="P91"><text:span text:style-name="Source_20_Text"><text:span text:style-name="T77">Let’s assume that a user makes two searches to watch one video. So total traffic will be:</text:span></text:span></text:p>
              <text:list>
                <text:list-item>
                  <text:p text:style-name="P92"><text:span text:style-name="Source_20_Text"><text:span text:style-name="T78">searchVideo api will be called with the rate of 120 K / sec.</text:span></text:span></text:p>
                </text:list-item>
                <text:list-item>
                  <text:p text:style-name="P92"><text:span text:style-name="Source_20_Text"><text:span text:style-name="T78">streamVideo api will be called with the rate of 60 K / sec.</text:span></text:span></text:p>
                </text:list-item>
                <text:list-item>
                  <text:p text:style-name="P92"><text:span text:style-name="Source_20_Text"><text:span text:style-name="T78">UploadVideo api will be called with the rate of 300 / sec.</text:span></text:span></text:p>
                </text:list-item>
              </text:list>
            </text:list-item>
            <text:list-item>
              <text:p text:style-name="P93"><text:span text:style-name="Source_20_Text"><text:span text:style-name="T245">Bandwidth estimates,</text:span></text:span></text:p>
              <text:p text:style-name="P94"><text:span text:style-name="Source_20_Text"><text:span text:style-name="T67">Upload bandwidth:</text:span></text:span></text:p>
              <text:p text:style-name="P95"><text:span text:style-name="Source_20_Text"><text:span text:style-name="T67"><text:s text:c="8"/>(300 * </text:span></text:span><text:span text:style-name="Source_20_Text"><text:span text:style-name="T79">20</text:span></text:span><text:span text:style-name="Source_20_Text"><text:span text:style-name="T67"> MB) per second </text:span></text:span><text:span text:style-name="Source_20_Text"><text:span text:style-name="T10">≈ </text:span></text:span><text:span text:style-name="Source_20_Text"><text:span text:style-name="T79">6</text:span></text:span><text:span text:style-name="Source_20_Text"><text:span text:style-name="T69"> GB </text:span></text:span><text:span text:style-name="Source_20_Text"><text:span text:style-name="T70">/ sec</text:span></text:span></text:p>
              <text:p text:style-name="P96"><text:span text:style-name="Source_20_Text"><text:span text:style-name="T71">Download bandwidth:</text:span></text:span></text:p>
              <text:p text:style-name="P93"><text:span text:style-name="Source_20_Text"><text:span text:style-name="T11"><text:s text:c="8"/>Assuming an upload:view ratio of 1:200, we would need </text:span></text:span><text:span text:style-name="Source_20_Text"><text:span text:style-name="T79">1.</text:span></text:span><text:span text:style-name="Source_20_Text"><text:span text:style-name="T72">2 </text:span></text:span><text:span text:style-name="Source_20_Text"><text:span text:style-name="T11">TB/s outgoing bandwidth.</text:span></text:span></text:p>
              <text:p text:style-name="P97"><text:span text:style-name="Source_20_Text"><text:span text:style-name="T83">Bandwidth for other http hits:</text:span></text:span></text:p>
              <text:p text:style-name="P97"><text:span text:style-name="Source_20_Text"><text:span text:style-name="T83"><text:s text:c="8"/>It will be negligible in comparison to the total upload and download bandwidth.</text:span></text:span></text:p>
              <text:p text:style-name="P98"><text:span text:style-name="Source_20_Text"><text:span text:style-name="T84">Total bandwidth requirement </text:span></text:span><text:span text:style-name="Source_20_Text"><text:span text:style-name="T10">≈ </text:span></text:span><text:span text:style-name="Source_20_Text"><text:span text:style-name="T84">1.2 TB / s.</text:span></text:span></text:p>
              <text:p text:style-name="P99"><text:span text:style-name="Source_20_Text"><text:span text:style-name="T85">Now, according to the </text:span></text:span><text:span text:style-name="Source_20_Text"><text:span text:style-name="T91">5</text:span></text:span><text:span text:style-name="Source_20_Text"><text:span text:style-name="T85">0% capacity model for </text:span></text:span><text:span text:style-name="Source_20_Text"><text:span text:style-name="T86">bandwidth</text:span></text:span><text:span text:style-name="Source_20_Text"><text:span text:style-name="T85">, the </text:span></text:span><text:span text:style-name="Source_20_Text"><text:span text:style-name="T87">required </text:span></text:span><text:span text:style-name="Source_20_Text"><text:span text:style-name="T88">bandwidth</text:span></text:span><text:span text:style-name="Source_20_Text"><text:span text:style-name="T87"> will be </text:span></text:span><text:span text:style-name="Source_20_Text"><text:span text:style-name="T91">2.5</text:span></text:span><text:span text:style-name="Source_20_Text"><text:span text:style-name="T90"> T</text:span></text:span><text:span text:style-name="Source_20_Text"><text:span text:style-name="T89">B/s</text:span></text:span><text:span text:style-name="Source_20_Text"><text:span text:style-name="T35">.</text:span></text:span></text:p>
            </text:list-item>
            <text:list-item>
              <text:p text:style-name="P93"><text:span text:style-name="Source_20_Text"><text:span text:style-name="T245">Memory estimates,</text:span></text:span></text:p>
              <text:p text:style-name="P100"><text:span text:style-name="Source_20_Text"><text:span text:style-name="T82">This could be covered under extended requirement.</text:span></text:span></text:p>
            </text:list-item>
            <text:list-item>
              <text:p text:style-name="P101"><text:span text:style-name="Source_20_Text"><text:span text:style-name="T244">Storage estimates,</text:span></text:span></text:p>
              <text:p text:style-name="P80"><text:span text:style-name="Source_20_Text"><text:span text:style-name="T60">A</text:span></text:span><text:span text:style-name="Source_20_Text"><text:span text:style-name="T35">s </text:span></text:span><text:span text:style-name="Source_20_Text"><text:span text:style-name="T81">300 videos are uploaded per second and each video takes 50 MB of storage, so </text:span></text:span><text:span text:style-name="Source_20_Text"><text:span text:style-name="T35">the total storage needed for videos uploaded in a minute would be:</text:span></text:span></text:p>
              <text:p text:style-name="P80"><text:span text:style-name="Source_20_Text"><text:span text:style-name="T35"><text:s text:c="7"/></text:span></text:span><text:span text:style-name="Source_20_Text"><text:span text:style-name="T81">300</text:span></text:span><text:span text:style-name="Source_20_Text"><text:span text:style-name="T35"> * 60 * 50MB =&gt; </text:span></text:span><text:span text:style-name="Source_20_Text"><text:span text:style-name="T81">9</text:span></text:span><text:span text:style-name="Source_20_Text"><text:span text:style-name="T35">00 GB/min (25 GB/sec) </text:span></text:span></text:p>
              <text:p text:style-name="P80"><text:span text:style-name="Source_20_Text"><text:span text:style-name="T35">These numbers are estimated with ignoring video </text:span></text:span><text:span text:style-name="Source_20_Text"><text:span text:style-name="T190">replication</text:span></text:span><text:span text:style-name="Source_20_Text"><text:span text:style-name="T35">.</text:span></text:span></text:p>
            </text:list-item>
          </text:list>
        </text:list-item>
        <text:list-item>
          <text:p text:style-name="P102"><text:span text:style-name="Source_20_Text"><text:span text:style-name="T246">Database design,</text:span></text:span></text:p>
          <text:list>
            <text:list-item>
              <text:p text:style-name="P102"><text:span text:style-name="Source_20_Text"><text:span text:style-name="T247">Important points about </text:span></text:span><text:span text:style-name="Source_20_Text"><text:span text:style-name="T248">nature of</text:span></text:span><text:span text:style-name="Source_20_Text"><text:span text:style-name="T247"> data,</text:span></text:span></text:p>
              <text:p text:style-name="P29"><text:span text:style-name="Source_20_Text"><text:span text:style-name="T12">A few observations about the nature of the data we will store:</text:span></text:span></text:p>
              <text:list>
                <text:list-item>
                  <text:p text:style-name="P30"><text:span text:style-name="Source_20_Text"><text:span text:style-name="T133">We have three types of data to store: videos, thumbnails and video’s metadata,</text:span></text:span></text:p>
                </text:list-item>
                <text:list-item>
                  <text:p text:style-name="P31"><text:span text:style-name="Source_20_Text"><text:span text:style-name="T12">We need to store billions of </text:span></text:span><text:span text:style-name="Source_20_Text"><text:span text:style-name="T134">videos and there their multi-billions of metadata</text:span></text:span><text:span text:style-name="Source_20_Text"><text:span text:style-name="T12">.</text:span></text:span></text:p>
                </text:list-item>
                <text:list-item>
                  <text:p text:style-name="P32"><text:span text:style-name="Source_20_Text"><text:span text:style-name="T135">Video table and comment table have relations.</text:span></text:span></text:p>
                </text:list-item>
                <text:list-item>
                  <text:p text:style-name="P32"><text:span text:style-name="Source_20_Text"><text:span text:style-name="T136">Comment text is also small in size</text:span></text:span><text:span text:style-name="Source_20_Text"><text:span text:style-name="T12">.</text:span></text:span></text:p>
                </text:list-item>
                <text:list-item>
                  <text:p text:style-name="P33"><text:span text:style-name="Source_20_Text"><text:span text:style-name="T137">If there are huge number of comments on any comment, we will need to show it page by page when the user will scroll down the page.</text:span></text:span></text:p>
                </text:list-item>
                <text:list-item>
                  <text:p text:style-name="P29"><text:span text:style-name="Source_20_Text"><text:span text:style-name="T12">Our service is read-heavy.</text:span></text:span></text:p>
                </text:list-item>
              </text:list>
            </text:list-item>
            <text:list-item>
              <text:p text:style-name="P34"><text:span text:style-name="Source_20_Text"><text:span text:style-name="T250">B</text:span></text:span><text:span text:style-name="Source_20_Text"><text:span text:style-name="T251">asic d</text:span></text:span><text:span text:style-name="Source_20_Text"><text:span text:style-name="T252">atabase schema,</text:span></text:span></text:p>
              <text:list>
                <text:list-item>
                  <text:p text:style-name="P35"><text:span text:style-name="Source_20_Text"><text:span text:style-name="T138">video</text:span></text:span><text:span text:style-name="Source_20_Text"><text:span text:style-name="T139">Table</text:span></text:span><text:span text:style-name="Source_20_Text"><text:span text:style-name="T140">(</text:span></text:span><text:span text:style-name="Source_20_Text"><text:span text:style-name="T141">v</text:span></text:span><text:span text:style-name="Source_20_Text"><text:span text:style-name="T142">ideoID, </text:span></text:span><text:span text:style-name="Source_20_Text"><text:span text:style-name="T141">videoPath,</text:span></text:span><text:span text:style-name="Source_20_Text"><text:span text:style-name="T142"> Title, Description, Size, </text:span></text:span><text:span text:style-name="Source_20_Text"><text:span text:style-name="T143">thumbnail</text:span></text:span><text:span text:style-name="Source_20_Text"><text:span text:style-name="T144">s</text:span></text:span><text:span text:style-name="Source_20_Text"><text:span text:style-name="T143">Id</text:span></text:span><text:span text:style-name="Source_20_Text"><text:span text:style-name="T145">OrPath</text:span></text:span><text:span text:style-name="Source_20_Text"><text:span text:style-name="T143">,</text:span></text:span><text:span text:style-name="Source_20_Text"><text:span text:style-name="T142"> Uploader/User, Total number of likes, Total number of dislikes, Total number of views</text:span></text:span><text:span text:style-name="Source_20_Text"><text:span text:style-name="T140">)</text:span></text:span></text:p>
                  <text:p text:style-name="P36"><text:span text:style-name="Source_20_Text"><text:span text:style-name="T146">We can store </text:span></text:span><text:span text:style-name="Source_20_Text"><text:span text:style-name="T144">all thumbnails in a zipped file at S3 or </text:span></text:span><text:span text:style-name="Source_20_Text"><text:span text:style-name="T147">in</text:span></text:span><text:span text:style-name="Source_20_Text"><text:span text:style-name="T144"> bigtable </text:span></text:span><text:span text:style-name="Source_20_Text"><text:span text:style-name="T148">as we will need all thumbnails at </text:span></text:span><text:span text:style-name="Source_20_Text"><text:span text:style-name="T149">a</text:span></text:span><text:span text:style-name="Source_20_Text"><text:span text:style-name="T148"> time</text:span></text:span><text:span text:style-name="Source_20_Text"><text:span text:style-name="T144">.</text:span></text:span></text:p>
                </text:list-item>
                <text:list-item>
                  <text:p text:style-name="P37"><text:span text:style-name="Source_20_Text"><text:span text:style-name="T150">comment</text:span></text:span><text:span text:style-name="Source_20_Text"><text:span text:style-name="T139">Table(</text:span></text:span><text:span text:style-name="Source_20_Text"><text:span text:style-name="T151">commentID, videoID, </text:span></text:span><text:span text:style-name="Source_20_Text"><text:span text:style-name="T152">commentType, originalCommentId,</text:span></text:span><text:span text:style-name="Source_20_Text"><text:span text:style-name="T151"> userID, comment, timeOfCreation</text:span></text:span><text:span text:style-name="Source_20_Text"><text:span text:style-name="T139">)</text:span></text:span></text:p>
                </text:list-item>
                <text:list-item>
                  <text:p text:style-name="P38"><text:span text:style-name="Source_20_Text"><text:span text:style-name="T160">videoProcessingStatus(videoId, </text:span></text:span><text:span text:style-name="Source_20_Text"><text:span text:style-name="T161">videoEncodingStatus, </text:span></text:span><text:span text:style-name="Source_20_Text"><text:span text:style-name="T162">thumbnailsCreation</text:span></text:span><text:span text:style-name="Source_20_Text"><text:span text:style-name="T161">Status, </text:span></text:span><text:span text:style-name="Source_20_Text"><text:span text:style-name="T163">notified</text:span></text:span><text:span text:style-name="Source_20_Text"><text:span text:style-name="T160">)</text:span></text:span></text:p>
                </text:list-item>
              </text:list>
            </text:list-item>
            <text:list-item>
              <text:p text:style-name="P103"><text:span text:style-name="Source_20_Text"><text:span text:style-name="T249">identify the relations,</text:span></text:span></text:p>
              <text:p text:style-name="P39"><text:span text:style-name="Source_20_Text"><text:span text:style-name="T153">Here, there is relation between commentTable and videoTable, but there is no need for join for our general purpose queries (such as to find video with videoId or comments with videoId).</text:span></text:span></text:p>
            </text:list-item>
            <text:list-item>
              <text:p text:style-name="P104"><text:span text:style-name="Source_20_Text"><text:span text:style-name="T252">What type of database should we use?</text:span></text:span></text:p>
              <text:list>
                <text:list-item>
                  <text:p text:style-name="P40"><text:span text:style-name="Source_20_Text"><text:span text:style-name="T154">Videos </text:span></text:span><text:span text:style-name="Source_20_Text"><text:span text:style-name="T155">can</text:span></text:span><text:span text:style-name="Source_20_Text"><text:span text:style-name="T154"> be stored in distributed file storage like S3.</text:span></text:span></text:p>
                </text:list-item>
                <text:list-item>
                  <text:p text:style-name="P40"><text:span text:style-name="Source_20_Text"><text:span text:style-name="T154">Thumbnails will be stored in </text:span></text:span><text:span text:style-name="Source_20_Text"><text:span text:style-name="T156">Bigtable or S3.</text:span></text:span></text:p>
                </text:list-item>
                <text:list-item>
                  <text:p text:style-name="P40"><text:span text:style-name="Source_20_Text"><text:span text:style-name="T157">Video’s metadata will be stored in relational database like mysql or non-relational databases like mongo.</text:span></text:span></text:p>
                </text:list-item>
              </text:list>
            </text:list-item>
          </text:list>
        </text:list-item>
        <text:list-item>
          <text:p text:style-name="P41"><text:span text:style-name="Source_20_Text"><text:span text:style-name="T253">Algorithm,</text:span></text:span></text:p>
        </text:list-item>
        <text:list-item>
          <text:p text:style-name="P42"><text:span text:style-name="Source_20_Text"><text:span text:style-name="T273">Technology stack,</text:span></text:span></text:p>
          <text:list>
            <text:list-item>
              <text:p text:style-name="P43"><text:span text:style-name="Source_20_Text"><text:span text:style-name="T189">frontend:</text:span></text:span><text:span text:style-name="Source_20_Text"><text:span text:style-name="T50"> angular, html5, css3,</text:span></text:span></text:p>
            </text:list-item>
            <text:list-item>
              <text:p text:style-name="P43"><text:span text:style-name="Source_20_Text"><text:span text:style-name="T189">backend:</text:span></text:span><text:span text:style-name="Source_20_Text"><text:span text:style-name="T50"> </text:span></text:span><text:span text:style-name="Source_20_Text"><text:span text:style-name="T98">Java, Spring-boot,</text:span></text:span></text:p>
            </text:list-item>
          </text:list>
        </text:list-item>
        <text:list-item>
          <text:p text:style-name="P44"><text:span text:style-name="Source_20_Text"><text:span text:style-name="T253">Basic system design,</text:span></text:span></text:p>
          <text:p text:style-name="P29"><text:soft-page-break/><text:span text:style-name="Source_20_Text"><text:span text:style-name="T92">Youtube.jpeg</text:span></text:span></text:p>
        </text:list-item>
        <text:list-item>
          <text:p text:style-name="P102"><text:span text:style-name="Source_20_Text"><text:span text:style-name="T254">D</text:span></text:span><text:span text:style-name="Source_20_Text"><text:span text:style-name="T270">etailed</text:span></text:span><text:span text:style-name="Source_20_Text"><text:span text:style-name="T254"> </text:span></text:span><text:span text:style-name="Source_20_Text"><text:span text:style-name="T255">Component design,</text:span></text:span></text:p>
          <text:list>
            <text:list-item>
              <text:p text:style-name="P45"><text:span text:style-name="Source_20_Text"><text:span text:style-name="T93">Processing Queue: Each uploaded video will be pushed to a processing queue to be de-queued later for encoding, thumbnail generation, and storage.</text:span></text:span></text:p>
            </text:list-item>
            <text:list-item>
              <text:p text:style-name="P46"><text:span text:style-name="Source_20_Text"><text:span text:style-name="T94">Encoder Service: To encode each uploaded video into multiple formats and to save it to S3 </text:span></text:span><text:span text:style-name="Source_20_Text"><text:span text:style-name="T95">(some distributed file storage)</text:span></text:span><text:span text:style-name="Source_20_Text"><text:span text:style-name="T94">.</text:span></text:span></text:p>
            </text:list-item>
            <text:list-item>
              <text:p text:style-name="P47"><text:span text:style-name="Source_20_Text"><text:span text:style-name="T96">Thumbnails generator service: To generate a few thumbnails for each video and to store it in Bigtable or S3.</text:span></text:span></text:p>
            </text:list-item>
            <text:list-item>
              <text:p text:style-name="P48"><text:span text:style-name="Source_20_Text"><text:span text:style-name="T97">Video metadata storage: A metadata database to store all the information about videos like title, file path in the system, uploading user, total views, likes, dislikes, etc. It will also be used to store all the video comments.</text:span></text:span></text:p>
            </text:list-item>
            <text:list-item>
              <text:p text:style-name="P49"><text:span text:style-name="Source_20_Text"><text:span text:style-name="T195">Where would videos be stored?</text:span></text:span></text:p>
              <text:p text:style-name="P49"><text:span text:style-name="Source_20_Text"><text:span text:style-name="T99">Videos can be stored in a distributed file storage system like HDFS or </text:span></text:span><text:span text:style-name="Source_20_Text"><text:span text:style-name="T158">S3</text:span></text:span><text:span text:style-name="Source_20_Text"><text:span text:style-name="T99">.</text:span></text:span></text:p>
            </text:list-item>
            <text:list-item>
              <text:p text:style-name="P50"><text:span text:style-name="Source_20_Text"><text:span text:style-name="T196">How should we efficiently manage read traffic?</text:span></text:span></text:p>
              <text:p text:style-name="P50"><text:span text:style-name="Source_20_Text"><text:span text:style-name="T100">We should segregate our read traffic from write traffic. Since we will have multiple copies of each video, we can distribute our read traffic on different servers. For metadata, we can have master-slave configurations where writes will go to master first and then gets applied at all the slaves. Such configurations can cause some staleness in data, e.g., when a new video is added, its metadata would be inserted in the master first and before it gets applied at the slave. </text:span></text:span><text:span text:style-name="Source_20_Text"><text:span text:style-name="T159">O</text:span></text:span><text:span text:style-name="Source_20_Text"><text:span text:style-name="T100">ur slaves would not be able to see it; and therefore it will be returning stale results to the user. This staleness might be acceptable in our system as it would be very short-lived and the user would be able to see the new videos after a few milliseconds.</text:span></text:span></text:p>
            </text:list-item>
            <text:list-item>
              <text:p text:style-name="P78"><text:span text:style-name="Source_20_Text"><text:span text:style-name="T206">Elastic Search Cluster:</text:span></text:span></text:p>
              <text:p text:style-name="P79"><text:span text:style-name="Source_20_Text"><text:span text:style-name="T207">We will store following metadata of videos on elastic search:</text:span></text:span></text:p>
              <text:p text:style-name="P79"><text:span text:style-name="Source_20_Text"><text:span text:style-name="T207">(videoId, videoTitle, videoDescription, videoCategory, videoTags)</text:span></text:span></text:p>
              <text:p text:style-name="P78"><text:span text:style-name="Source_20_Text"><text:span text:style-name="T185">To provide functionalities like search videos with some string, we need a setup with elastic search clusters and we will need some application server </text:span></text:span><text:span text:style-name="Source_20_Text"><text:span text:style-name="T186">(search application server)</text:span></text:span><text:span text:style-name="Source_20_Text"><text:span text:style-name="T185"> which will send the query to all the machines of the elastic search cluster and then aggregate the results of all the different machines and then </text:span></text:span><text:span text:style-name="Source_20_Text"><text:span text:style-name="T186">sort according to the score of the results. Thus it will find the required number of videoIds in sorted order extent of match. Then this search application server will find the metadata and thumbnails of those videos from the </text:span></text:span><text:span text:style-name="Source_20_Text"><text:span text:style-name="T187">metadata cache or</text:span></text:span><text:span text:style-name="Source_20_Text"><text:span text:style-name="T186"> database </text:span></text:span><text:span text:style-name="Source_20_Text"><text:span text:style-name="T188">and then it will return the result to the user.</text:span></text:span></text:p>
            </text:list-item>
            <text:list-item>
              <text:p text:style-name="P77"><text:span text:style-name="Source_20_Text"><text:span text:style-name="T197">Where would thumbnails be stored?</text:span></text:span></text:p>
              <text:p text:style-name="P51"><text:span text:style-name="Source_20_Text"><text:span text:style-name="T101">There will be a lot more thumbnails than videos. If we assume that every video will have five thumbnails, we need to have a very efficient storage system that can serve a huge read traffic. There will be two consideration before deciding which storage system should be used for thumbnails:</text:span></text:span></text:p>
              <text:list>
                <text:list-item>
                  <text:p text:style-name="P52"><text:span text:style-name="Source_20_Text"><text:span text:style-name="T102">Thumbnails are small files with, say, a maximum 5KB each.</text:span></text:span></text:p>
                </text:list-item>
                <text:list-item>
                  <text:p text:style-name="P52"><text:span text:style-name="Source_20_Text"><text:span text:style-name="T102">Read traffic for thumbnails will be huge compared to videos. Users will be watching one video at a time, but they might be looking at a page that has 20 thumbnails of other videos.</text:span></text:span></text:p>
                </text:list-item>
              </text:list>
              <text:p text:style-name="P53"><text:span text:style-name="Source_20_Text"><text:span text:style-name="T102"><text:s text:c="8"/>Let’s evaluate storing all the thumbnails on a disk. Given that we have a huge number of files, we have to perform a lot of seeks to different locations on the disk to read these files. This is quite inefficient and will result in higher latencies.</text:span></text:span></text:p>
              <text:p text:style-name="P53"><text:span text:style-name="Source_20_Text"><text:span text:style-name="Emphasis"><text:span text:style-name="T210"><text:s text:c="8"/>Bigtable</text:span></text:span></text:span><text:span text:style-name="Source_20_Text"><text:span text:style-name="T102"> is a compressed, high performance, proprietary data storage system built on Google File System. Bigtable can be a reasonable choice here as it combines multiple files into one block to store on the disk and is very efficient in reading a small amount of data. Both of these are the two most significant requirements of our service. Keeping hot thumbnails in the cache will also help in improving the latencies and, given that thumbnails files are small in size, we can easily cache a large number of such files in memory.</text:span></text:span></text:p>
            </text:list-item>
            <text:list-item>
              <text:p text:style-name="P53"><text:span text:style-name="Source_20_Text"><text:span text:style-name="T203">Video Uploads:</text:span></text:span><text:span text:style-name="Source_20_Text"><text:span text:style-name="T102"> Since videos could be huge, if while uploading the connection drops we should support resuming from the same point.</text:span></text:span></text:p>
            </text:list-item>
            <text:list-item>
              <text:p text:style-name="P54"><text:span text:style-name="Source_20_Text"><text:span text:style-name="T204">Video Encoding:</text:span></text:span><text:span text:style-name="Source_20_Text"><text:span text:style-name="T103"> Newly uploaded videos are stored on the server and a new task is added to the processing queue to encode the video into multiple formats. Once all the encoding will be completed the uploader will be notified and the video is made available for view/sharing.</text:span></text:span></text:p>
            </text:list-item>
          </text:list>
        </text:list-item>
        <text:list-item>
          <text:p text:style-name="P29"><text:span text:style-name="Source_20_Text"><text:span text:style-name="T256">Concurrency,</text:span></text:span></text:p>
        </text:list-item>
        <text:list-item>
          <text:p text:style-name="P105"><text:span text:style-name="Source_20_Text"><text:span text:style-name="T257">Data Partitioning,</text:span></text:span></text:p>
          <text:p text:style-name="P55"><text:span text:style-name="Source_20_Text"><text:span text:style-name="T13">To scale out our DB, we need to come up with a partitioning scheme that would divide and store our data to different DB servers. Since we have a huge number of new videos every day and our read load is extremely high, therefore, we need to distribute our data onto multiple machines so that we can perform read/write operations efficiently. We have many options to shard our data. Let’s go through different strategies of sharding this data one by one:</text:span></text:span></text:p>
          <text:list>
            <text:list-item>
              <text:p text:style-name="P56"><text:span text:style-name="Source_20_Text"><text:span text:style-name="T278">Sharding based on UserID:</text:span></text:span></text:p>
              <text:p text:style-name="P56"><text:soft-page-break/><text:span text:style-name="Source_20_Text"><text:span text:style-name="T104">We can try storing all the data for a particular user on one server. While storing, we can pass the UserID to our hash function which will map the user to a database server where we will store all the metadata for that user’s videos. While querying for videos of a user, we can ask our hash function to find the server holding the user’s data and then read it from there. To search videos by titles we will have to query all servers and each server will return a set of videos. A centralized server will then aggregate and rank these results before returning them to the user.</text:span></text:span></text:p>
              <text:p text:style-name="P57"><text:span text:style-name="Source_20_Text"><text:span text:style-name="T106">This approach has a couple of issues:</text:span></text:span></text:p>
              <text:list>
                <text:list-item>
                  <text:p text:style-name="P58"><text:span text:style-name="Source_20_Text"><text:span text:style-name="T107">What if a user becomes popular? There could be a lot of queries on the server holding that user; this could create a performance bottleneck. This will also affect the overall performance of our service.</text:span></text:span></text:p>
                </text:list-item>
                <text:list-item>
                  <text:p text:style-name="P58"><text:span text:style-name="Source_20_Text"><text:span text:style-name="T107">Over time, some users can end up storing a lot of videos compared to others. Maintaining a uniform distribution of growing user data is quite tricky.</text:span></text:span></text:p>
                </text:list-item>
              </text:list>
              <text:p text:style-name="P59"><text:span text:style-name="Source_20_Text"><text:span text:style-name="T108"/></text:span></text:p>
              <text:p text:style-name="P59"><text:span text:style-name="Source_20_Text"><text:span text:style-name="T108">To recover from these situations we </text:span></text:span><text:span text:style-name="Source_20_Text"><text:span text:style-name="T109">can r</text:span></text:span><text:span text:style-name="Source_20_Text"><text:span text:style-name="T108">epartition/redistribute our data.</text:span></text:span></text:p>
              <text:p text:style-name="P59"><text:span text:style-name="Source_20_Text"><text:span text:style-name="T108"/></text:span></text:p>
            </text:list-item>
            <text:list-item>
              <text:p text:style-name="P59"><text:span text:style-name="Source_20_Text"><text:span text:style-name="T279">Sharding based on VideoID:</text:span></text:span></text:p>
              <text:p text:style-name="P60"><text:span text:style-name="Source_20_Text"><text:span text:style-name="T105">Our hash function will map each VideoID to a random server where we will store that Video’s metadata. To find videos of a user we will query all servers and each server will return a set of videos. A centralized server will aggregate and rank these results before returning them to the user. This approach solves our problem of popular users but shifts it to popular videos. </text:span></text:span><text:span text:style-name="Source_20_Text"><text:span text:style-name="T164">Here, result of some of the popular queries can be cached </text:span></text:span><text:span text:style-name="Source_20_Text"><text:span text:style-name="T165">at the application server level as well.</text:span></text:span></text:p>
            </text:list-item>
            <text:list-item>
              <text:p text:style-name="P61"><text:span text:style-name="Source_20_Text"><text:span text:style-name="T280">We can further improve our performance by introducing a cache to store hot videos in front of the database servers.</text:span></text:span></text:p>
            </text:list-item>
          </text:list>
        </text:list-item>
        <text:list-item>
          <text:p text:style-name="P106"><text:span text:style-name="Source_20_Text"><text:span text:style-name="T198">Service Component</text:span></text:span><text:span text:style-name="Source_20_Text"><text:span text:style-name="T199"> Partitioning,</text:span></text:span></text:p>
          <text:p text:style-name="P107"><text:span text:style-name="Source_20_Text"><text:span text:style-name="T166">We will have multiple consumers of encoder service and thumbnails generator service. </text:span></text:span><text:span text:style-name="Source_20_Text"><text:span text:style-name="T167">We will not need to partition our service here. Consumers will pick the job from the queue. </text:span></text:span><text:span text:style-name="Source_20_Text"><text:span text:style-name="T168">Once the job will complete, </text:span></text:span><text:span text:style-name="Source_20_Text"><text:span text:style-name="T169">it will update the </text:span></text:span><text:span text:style-name="Source_20_Text"><text:span text:style-name="T160">videoProcessingStatus </text:span></text:span><text:span text:style-name="Source_20_Text"><text:span text:style-name="T170">table in the</text:span></text:span><text:span text:style-name="Source_20_Text"><text:span text:style-name="T169"> database and</text:span></text:span><text:span text:style-name="Source_20_Text"><text:span text:style-name="T168"> </text:span></text:span><text:span text:style-name="Source_20_Text"><text:span text:style-name="T169">then</text:span></text:span><text:span text:style-name="Source_20_Text"><text:span text:style-name="T168"> notify the queue and job will be deleted from the queue. </text:span></text:span><text:span text:style-name="Source_20_Text"><text:span text:style-name="T171">If any consumer dies just after updating the </text:span></text:span><text:span text:style-name="Source_20_Text"><text:span text:style-name="T160">videoProcessingStatus </text:span></text:span><text:span text:style-name="Source_20_Text"><text:span text:style-name="T171">table and is not able to notify the queue, then some other consumer will pick the job after sometime. So before processing the video, first our consumers should check in S3 or in Bigtable that whether files for this videoId are already generated or not. If yes, then we will just update the queue and this job will be deleted from there.</text:span></text:span></text:p>
          <text:list>
            <text:list-item>
              <text:p text:style-name="P62"><text:span text:style-name="Source_20_Text"><text:span text:style-name="T288">Vertical or feature based partitioning,</text:span></text:span></text:p>
            </text:list-item>
            <text:list-item>
              <text:p text:style-name="P62"><text:span text:style-name="Source_20_Text"><text:span text:style-name="T291">Range based partitioning,</text:span></text:span></text:p>
            </text:list-item>
            <text:list-item>
              <text:p text:style-name="P62"><text:span text:style-name="Source_20_Text"><text:span text:style-name="T291">Hash based partitioning,</text:span></text:span></text:p>
            </text:list-item>
          </text:list>
        </text:list-item>
        <text:list-item>
          <text:p text:style-name="P62"><text:span text:style-name="Source_20_Text"><text:span text:style-name="T258">Data replication,</text:span></text:span></text:p>
          <text:p text:style-name="P29"><text:span text:style-name="Source_20_Text"><text:span text:style-name="T14">To ensure the high availability, we need to have at least three replicas of every partition of the database. </text:span></text:span><text:span text:style-name="Source_20_Text"><text:span text:style-name="T15">Among these three replicas, one will be the master </text:span></text:span><text:span text:style-name="Source_20_Text"><text:span text:style-name="T16">(which will be used for all the writes and may also be used for reads)</text:span></text:span><text:span text:style-name="Source_20_Text"><text:span text:style-name="T15"> and the other two will be the slaves </text:span></text:span><text:span text:style-name="Source_20_Text"><text:span text:style-name="T17">(both of which may be used for reads or we may keep one of them on hot-standby)</text:span></text:span><text:span text:style-name="Source_20_Text"><text:span text:style-name="T15">. </text:span></text:span><text:span text:style-name="Source_20_Text"><text:span text:style-name="T172">We can also have master-master replication as well.</text:span></text:span></text:p>
        </text:list-item>
        <text:list-item>
          <text:p text:style-name="P29"><text:span text:style-name="Source_20_Text"><text:span text:style-name="T259">Data archiving,</text:span></text:span></text:p>
          <text:p text:style-name="P63"><text:span text:style-name="Source_20_Text"><text:span text:style-name="T173">Here, we can move our older video files to some less expensive,</text:span></text:span><text:span text:style-name="Source_20_Text"><text:span text:style-name="T18"> </text:span></text:span><text:span text:style-name="Source_20_Text"><text:span text:style-name="T19">low configuration </text:span></text:span><text:span text:style-name="Source_20_Text"><text:span text:style-name="T174">distributed file storage and update our metadata. </text:span></text:span><text:span text:style-name="Source_20_Text"><text:span text:style-name="T175">We should not think of archiving our metadata, as it is smaller in size and we will need them for search.</text:span></text:span></text:p>
          <text:p text:style-name="P63"><text:span text:style-name="Source_20_Text"><text:span text:style-name="T18"/></text:span></text:p>
          <text:p text:style-name="P63"><text:span text:style-name="Source_20_Text"><text:span text:style-name="T176">Here we should not archive metadata as it will also be required for searching. </text:span></text:span><text:span text:style-name="Source_20_Text"><text:span text:style-name="T177">We will also need to put this data for search in elastic search </text:span></text:span><text:span text:style-name="Source_20_Text"><text:span text:style-name="T178">cluster</text:span></text:span><text:span text:style-name="Source_20_Text"><text:span text:style-name="T177">.</text:span></text:span></text:p>
        </text:list-item>
        <text:list-item>
          <text:p text:style-name="P102"><text:span text:style-name="Source_20_Text"><text:span text:style-name="T260">Cache,</text:span></text:span></text:p>
          <text:p text:style-name="P108"><text:span text:style-name="Source_20_Text"><text:span text:style-name="T112">To serve globally distributed users, our service needs a massive-scale video delivery system. Our service should push its content closer to the user using a large number of geographically distributed video cache servers. We need to have a strategy that will maximize user performance and also evenly distributes the load on its cache servers.</text:span></text:span></text:p>
          <text:p text:style-name="P108"><text:span text:style-name="Source_20_Text"><text:span text:style-name="T112">We can introduce a cache for metadata servers to cache hot database rows. Using Memcache to cache the data and Application servers before hitting database can quickly check if the cache has the desired rows. Least Recently Used (LRU) can be a reasonable cache eviction policy for our system. Under this policy, we discard the least recently viewed row first.</text:span></text:span></text:p>
          <text:p text:style-name="P108"><text:span text:style-name="Source_20_Text"><text:span text:style-name="T200">How can we build more intelligent cache?</text:span></text:span><text:span text:style-name="Source_20_Text"><text:span text:style-name="T112"> If we go with 80-20 rule, i.e., 20% of daily read volume for videos is generating 80% of traffic, meaning that certain videos are so popular that the majority of people view them; it follows that we can try caching 20% of daily read volume of videos and metadata.</text:span></text:span></text:p>
          <text:p text:style-name="P64"><text:span text:style-name="Source_20_Text"><text:span text:style-name="T283"/></text:span></text:p>
          <text:p text:style-name="P65"><text:span text:style-name="Source_20_Text"><text:span text:style-name="T201">CDN:</text:span></text:span></text:p>
          <text:p text:style-name="P65"><text:soft-page-break/><text:span text:style-name="Source_20_Text"><text:span text:style-name="T113">A CDN is a system of distributed servers that deliver web content to a user based in the geographic locations of the user, the origin of the web page and a content delivery server.</text:span></text:span></text:p>
          <text:p text:style-name="P65"><text:span text:style-name="Source_20_Text"><text:span text:style-name="T113">Our service can move popular videos to CDNs:</text:span></text:span></text:p>
          <text:p text:style-name="P65"><text:span text:style-name="Source_20_Text"><text:span text:style-name="T113">CDNs replicate content in multiple places. There’s a better chance of videos being closer to the user and, with fewer hops, videos will stream from a friendlier network.</text:span></text:span></text:p>
          <text:p text:style-name="P65"><text:span text:style-name="Source_20_Text"><text:span text:style-name="T113">CDN machines make heavy use of caching and can mostly serve videos out of memory.</text:span></text:span></text:p>
          <text:p text:style-name="P65"><text:span text:style-name="Source_20_Text"><text:span text:style-name="T113">Less popular videos (1-20 views per day) that are not cached by CDNs can be served by our servers in various data centers.</text:span></text:span></text:p>
        </text:list-item>
        <text:list-item>
          <text:p text:style-name="P66"><text:span text:style-name="Source_20_Text"><text:span text:style-name="T268">Fault Tolerance</text:span></text:span></text:p>
          <text:p text:style-name="P67"><text:span text:style-name="Source_20_Text"><text:span text:style-name="T36">The service is partitioned at all the components, there are multiple web servers, multiple application servers </text:span></text:span><text:span text:style-name="Source_20_Text"><text:span text:style-name="T37">and multiple </text:span></text:span><text:span text:style-name="Source_20_Text"><text:span text:style-name="T114">Encoder service and Thumbnail Generator service</text:span></text:span><text:span text:style-name="Source_20_Text"><text:span text:style-name="T37"> as well. </text:span></text:span><text:span text:style-name="Source_20_Text"><text:span text:style-name="T38">Our database is also partitioned </text:span></text:span><text:span text:style-name="Source_20_Text"><text:span text:style-name="T39">and every partition have master – slave configuration. </text:span></text:span><text:span text:style-name="Source_20_Text"><text:span text:style-name="T40">So our service is fault tolerent at all the components.</text:span></text:span></text:p>
        </text:list-item>
        <text:list-item>
          <text:p text:style-name="P66"><text:span text:style-name="Source_20_Text"><text:span text:style-name="T282">L</text:span></text:span><text:span text:style-name="Source_20_Text"><text:span text:style-name="T261">oad balanc</text:span></text:span><text:span text:style-name="Source_20_Text"><text:span text:style-name="T282">ing:</text:span></text:span></text:p>
          <text:p text:style-name="P68"><text:span text:style-name="Source_20_Text"><text:span text:style-name="T111">We should use Consistent Hashing among our cache servers, which will also help in balancing the load between cache servers. Since we will be using a static hash-based scheme to map videos to hostnames it can lead to an uneven load on the logical replicas due to the different popularity of each video. For instance, if a video becomes popular, the logical replica corresponding to that video will experience more traffic than other servers. These uneven loads for logical replicas can then translate into uneven load distribution on corresponding physical servers. To resolve this issue any busy server in one location can redirect a client to a less busy server in the same cache location. We can use dynamic HTTP redirections for this scenario.</text:span></text:span></text:p>
          <text:p text:style-name="P68"><text:span text:style-name="Source_20_Text"><text:span text:style-name="T111">However, the use of redirections also has its drawbacks. First, since our service tries to load balance locally, it leads to multiple redirections if the host that receives the redirection can’t serve the video. Also, each redirection requires a client to make an additional HTTP request; it also leads to higher delays before the video starts playing back. Moreover, inter-tier (or cross data-center) redirections lead a client to a distant cache location because the higher tier caches are only present at a small number of locations.</text:span></text:span></text:p>
          <text:p text:style-name="P29"><text:span text:style-name="Source_20_Text"><text:span text:style-name="T12"/></text:span></text:p>
          <text:p text:style-name="P29"><text:span text:style-name="Source_20_Text"><text:span text:style-name="T12">We can add a Load balancing layer at three places in our system:</text:span></text:span></text:p>
          <text:list>
            <text:list-item>
              <text:p text:style-name="P29"><text:span text:style-name="Source_20_Text"><text:span text:style-name="T12">Between Clients and </text:span></text:span><text:span text:style-name="Source_20_Text"><text:span text:style-name="T49">web</text:span></text:span><text:span text:style-name="Source_20_Text"><text:span text:style-name="T12"> servers</text:span></text:span></text:p>
            </text:list-item>
            <text:list-item>
              <text:p text:style-name="P29"><text:span text:style-name="Source_20_Text"><text:span text:style-name="T12">Between Application Servers and database servers</text:span></text:span></text:p>
            </text:list-item>
            <text:list-item>
              <text:p text:style-name="P29"><text:span text:style-name="Source_20_Text"><text:span text:style-name="T12">Between Application Servers and Cache servers</text:span></text:span></text:p>
            </text:list-item>
          </text:list>
        </text:list-item>
        <text:list-item>
          <text:p text:style-name="P29"><text:span text:style-name="Source_20_Text"><text:span text:style-name="T262">Purging or DB cleanup,</text:span></text:span></text:p>
        </text:list-item>
        <text:list-item>
          <text:p text:style-name="P29"><text:span text:style-name="Source_20_Text"><text:span text:style-name="T281">Data deduplication,</text:span></text:span></text:p>
          <text:p text:style-name="P69"><text:span text:style-name="Source_20_Text"><text:span text:style-name="T110">With a huge number of users uploading a massive amount of video data our service will have to deal with widespread video duplication. Duplicate videos often differ in aspect ratios or encodings, can contain overlays or additional borders, or can be excerpts from a longer original video. The proliferation of duplicate videos can have an impact on many levels:</text:span></text:span></text:p>
          <text:p text:style-name="P69"><text:span text:style-name="Source_20_Text"><text:span text:style-name="T202">Data Storage:</text:span></text:span><text:span text:style-name="Source_20_Text"><text:span text:style-name="T110"> We could be wasting storage space by keeping multiple copies of the same video.</text:span></text:span></text:p>
          <text:p text:style-name="P69"><text:span text:style-name="Source_20_Text"><text:span text:style-name="T202">Caching:</text:span></text:span><text:span text:style-name="Source_20_Text"><text:span text:style-name="T110"> Duplicate videos would result in degraded cache efficiency by taking up space that could be used for unique content.</text:span></text:span></text:p>
          <text:p text:style-name="P69"><text:span text:style-name="Source_20_Text"><text:span text:style-name="T202">Network usage:</text:span></text:span><text:span text:style-name="Source_20_Text"><text:span text:style-name="T110"> Duplicate videos will also increase the amount of data that must be sent over the network to in-network caching systems.</text:span></text:span></text:p>
          <text:p text:style-name="P69"><text:span text:style-name="Source_20_Text"><text:span text:style-name="T202">Energy consumption:</text:span></text:span><text:span text:style-name="Source_20_Text"><text:span text:style-name="T110"> Higher storage, inefficient cache, and network usage could result in energy wastage.</text:span></text:span></text:p>
          <text:p text:style-name="P69"><text:span text:style-name="Source_20_Text"><text:span text:style-name="T287">For the end user, these inefficiencies will be realized in the form of duplicate search results, longer video startup times, and interrupted streaming.</text:span></text:span></text:p>
          <text:p text:style-name="P69"><text:span text:style-name="Source_20_Text"><text:span text:style-name="T110">For our service, deduplication makes most sense early; when a user is uploading a video as compared to post-processing it to find duplicate videos later. Inline deduplication will save us a lot of resources that can be used to encode, transfer, and store the duplicate copy of the video. As soon as any user starts uploading a video, our service can run video matching algorithms (e.g., Block Matching, Phase Correlation, etc.) to find duplications. If we already have a copy of the video being uploaded, we can either stop the upload and use the existing copy or continue the upload and use the newly uploaded video if it is of higher quality. If the newly uploaded video is a subpart of an existing video or, vice versa, we can intelligently divide the video into smaller chunks so that we only upload the parts that are missing.</text:span></text:span></text:p>
        </text:list-item>
        <text:list-item>
          <text:p text:style-name="P70"><text:span text:style-name="Source_20_Text"><text:span text:style-name="T275">Security,</text:span></text:span></text:p>
        </text:list-item>
        <text:list-item>
          <text:p text:style-name="P70"><text:span text:style-name="Source_20_Text"><text:span text:style-name="T271">Optimizations on the client to improve user experience,</text:span></text:span></text:p>
          <text:list>
            <text:list-item>
              <text:p text:style-name="P71"><text:span text:style-name="Source_20_Text"><text:span text:style-name="T41">browser cache,</text:span></text:span></text:p>
              <text:p text:style-name="P71"><text:span text:style-name="Source_20_Text"><text:span text:style-name="T42">(</text:span></text:span><text:span text:style-name="Source_20_Text"><text:span text:style-name="T43">l</text:span></text:span><text:span text:style-name="Source_20_Text"><text:span text:style-name="T41">everaging the browser cache is crucial for assets that are rarely changing</text:span></text:span><text:span text:style-name="Source_20_Text"><text:span text:style-name="T42">),</text:span></text:span></text:p>
            </text:list-item>
            <text:list-item>
              <text:p text:style-name="P71"><text:span text:style-name="Source_20_Text"><text:span text:style-name="T44">try to reduce the number of http requests,</text:span></text:span></text:p>
            </text:list-item>
            <text:list-item>
              <text:p text:style-name="P71"><text:span text:style-name="Source_20_Text"><text:span text:style-name="T45">minify javascript and css,</text:span></text:span></text:p>
              <text:p text:style-name="P71"><text:soft-page-break/><text:span text:style-name="Source_20_Text"><text:span text:style-name="T46">(</text:span></text:span><text:span text:style-name="Source_20_Text"><text:span text:style-name="T47">m</text:span></text:span><text:span text:style-name="Source_20_Text"><text:span text:style-name="T46">inification of resources means </text:span></text:span><text:span text:style-name="Strong_20_Emphasis"><text:span text:style-name="T209">removing unnecessary characters</text:span></text:span><text:span text:style-name="Source_20_Text"><text:span text:style-name="T46"> from your HTML, JavaScript, and CSS that are not required to load, such as: </text:span></text:span>White space characters, New line characters, Comments, Block delimiters, <text:span text:style-name="T300">etc</text:span><text:span text:style-name="Source_20_Text"><text:span text:style-name="T46">)</text:span></text:span><text:span text:style-name="Source_20_Text"><text:span text:style-name="T45">,</text:span></text:span></text:p>
            </text:list-item>
            <text:list-item>
              <text:p text:style-name="P71"><text:span text:style-name="Source_20_Text"><text:span text:style-name="T48">avoid 301 redirects,</text:span></text:span></text:p>
              <text:p text:style-name="P71"><text:span text:style-name="Source_20_Text"><text:span text:style-name="T48">(Redirects are performance killers. Avoid them whenever possible.),</text:span></text:span></text:p>
            </text:list-item>
          </text:list>
        </text:list-item>
        <text:list-item>
          <text:p text:style-name="P71"><text:span text:style-name="Source_20_Text"><text:span text:style-name="T289">User Persionalization,</text:span></text:span></text:p>
        </text:list-item>
        <text:list-item>
          <text:p text:style-name="P29"><text:span text:style-name="Source_20_Text"><text:span text:style-name="T290">Advanced Issues,</text:span></text:span></text:p>
        </text:list-item>
        <text:list-item>
          <text:p text:style-name="P72"><text:span text:style-name="Source_20_Text"><text:span text:style-name="T274">Deployment,</text:span></text:span></text:p>
          <text:list>
            <text:list-item>
              <text:p text:style-name="P73"><text:span text:style-name="Source_20_Text"><text:span text:style-name="T286">docker,</text:span></text:span></text:p>
            </text:list-item>
            <text:list-item>
              <text:p text:style-name="P73"><text:span text:style-name="Source_20_Text"><text:span text:style-name="T285">kubernete,</text:span></text:span></text:p>
            </text:list-item>
            <text:list-item>
              <text:p text:style-name="P73"><text:span text:style-name="Source_20_Text"><text:span text:style-name="T285">autoscaling,</text:span></text:span></text:p>
            </text:list-item>
            <text:list-item>
              <text:p text:style-name="P73"><text:span text:style-name="Source_20_Text"><text:span text:style-name="T285">all internal servers will be deployed on vpn,</text:span></text:span></text:p>
            </text:list-item>
          </text:list>
        </text:list-item>
        <text:list-item>
          <text:p text:style-name="P72"><text:span text:style-name="Source_20_Text"><text:span text:style-name="T263">Analytics,</text:span></text:span></text:p>
          <text:list>
            <text:list-item>
              <text:p text:style-name="P102"><text:span text:style-name="Source_20_Text"><text:span text:style-name="T264">What type of analytics should be tracked </text:span></text:span><text:span text:style-name="Source_20_Text"><text:span text:style-name="T265">and how that analytics will be used to extract informations</text:span></text:span><text:span text:style-name="Source_20_Text"><text:span text:style-name="T264">?</text:span></text:span></text:p>
              <text:list>
                <text:list-item>
                  <text:p text:style-name="P29"><text:span text:style-name="Source_20_Text"><text:span text:style-name="T12">Some statistics worth tracking: country of the visitor, date and time of access, web page that refers the click, browser or platform from where the page was accessed. </text:span></text:span><text:span text:style-name="Source_20_Text"><text:span text:style-name="T20">These analytics data will be used to understand the trends and the behaviour of the </text:span></text:span><text:span text:style-name="Source_20_Text"><text:span text:style-name="T21">population</text:span></text:span><text:span text:style-name="Source_20_Text"><text:span text:style-name="T20">.</text:span></text:span></text:p>
                </text:list-item>
                <text:list-item>
                  <text:p text:style-name="P116"><text:span text:style-name="Source_20_Text"><text:span text:style-name="T22">Since realtime analytics are not a requirement, we could simply </text:span></text:span><text:span text:style-name="Strong_20_Emphasis"><text:span text:style-name="T208">MapReduce</text:span></text:span><text:span text:style-name="Source_20_Text"><text:span text:style-name="T22"> the </text:span></text:span><text:span text:style-name="Strong_20_Emphasis"><text:span text:style-name="T208">Web Server</text:span></text:span><text:span text:style-name="Source_20_Text"><text:span text:style-name="T22"> logs to generate hit counts.</text:span></text:span></text:p>
                </text:list-item>
                <text:list-item>
                  <text:p text:style-name="P116"><text:span text:style-name="Source_20_Text"><text:span text:style-name="T22">As we are providing </text:span></text:span><text:span text:style-name="Source_20_Text"><text:span text:style-name="T179">video upload, view and share</text:span></text:span><text:span text:style-name="Source_20_Text"><text:span text:style-name="T22"> service, we will have very valuable </text:span></text:span><text:span text:style-name="Source_20_Text"><text:span text:style-name="T180">data about the interest and behaviour of the population</text:span></text:span><text:span text:style-name="Source_20_Text"><text:span text:style-name="T22">, on which we can run analytics to know </text:span></text:span><text:span text:style-name="Source_20_Text"><text:span text:style-name="T24">many things</text:span></text:span><text:span text:style-name="Source_20_Text"><text:span text:style-name="T22">.</text:span></text:span></text:p>
                </text:list-item>
                <text:list-item>
                  <text:p text:style-name="P116"><text:span text:style-name="Source_20_Text"><text:span text:style-name="T181">Video upload logs</text:span></text:span><text:span text:style-name="Source_20_Text"><text:span text:style-name="T24"> can be analysed to undertand that </text:span></text:span><text:span text:style-name="Source_20_Text"><text:span text:style-name="T25">from wh</text:span></text:span><text:span text:style-name="Source_20_Text"><text:span text:style-name="T182">ich</text:span></text:span><text:span text:style-name="Source_20_Text"><text:span text:style-name="T25"> area we are getting more hits. </text:span></text:span><text:span text:style-name="Source_20_Text"><text:span text:style-name="T26">If required, we can add our write server also for that region.</text:span></text:span></text:p>
                </text:list-item>
                <text:list-item>
                  <text:p text:style-name="P116"><text:span text:style-name="Source_20_Text"><text:span text:style-name="T23">V</text:span></text:span><text:span text:style-name="Source_20_Text"><text:span text:style-name="T183">idea view</text:span></text:span><text:span text:style-name="Source_20_Text"><text:span text:style-name="T23"> logs can be analysed to understand the trends and popularity </text:span></text:span><text:span text:style-name="Source_20_Text"><text:span text:style-name="T184">things, brand, etc</text:span></text:span><text:span text:style-name="Source_20_Text"><text:span text:style-name="T23">, behaviour and likes and dislikes of the people, etc geographical region wise, age group wise, rural-urban wise and so on.</text:span></text:span></text:p>
                </text:list-item>
                <text:list-item>
                  <text:p text:style-name="P116"><text:span text:style-name="Source_20_Text"><text:span text:style-name="T27">We can also know about number of hits from areas and we can take decision to increase or decrease number of CDNs in that area.</text:span></text:span></text:p>
                </text:list-item>
              </text:list>
            </text:list-item>
          </text:list>
        </text:list-item>
        <text:list-item>
          <text:p text:style-name="P74"><text:span text:style-name="Source_20_Text"><text:span text:style-name="T266">Monitoring: </text:span></text:span><text:span text:style-name="Source_20_Text"><text:span text:style-name="T2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09"><text:span text:style-name="Source_20_Text"><text:span text:style-name="T29">No. of hits per day,</text:span></text:span></text:p>
            </text:list-item>
            <text:list-item>
              <text:p text:style-name="P109"><text:span text:style-name="Source_20_Text"><text:span text:style-name="T29">No. of hits per second and what is the daily peak?</text:span></text:span></text:p>
            </text:list-item>
            <text:list-item>
              <text:p text:style-name="P109"><text:span text:style-name="Source_20_Text"><text:span text:style-name="T30">Amount of data coming in and going out per day,</text:span></text:span></text:p>
            </text:list-item>
            <text:list-item>
              <text:p text:style-name="P109"><text:span text:style-name="Source_20_Text"><text:span text:style-name="T30">Amount of data coming in and going out per second and what is the daily peak?</text:span></text:span></text:p>
            </text:list-item>
            <text:list-item>
              <text:p text:style-name="P109"><text:span text:style-name="Source_20_Text"><text:span text:style-name="T31">Average latency seen by the user,</text:span></text:span></text:p>
            </text:list-item>
          </text:list>
          <text:p text:style-name="P109"><text:span text:style-name="Source_20_Text"><text:span text:style-name="T32"/></text:span></text:p>
          <text:p text:style-name="P109"><text:span text:style-name="Source_20_Text"><text:span text:style-name="T32"><text:s text:c="8"/>By monitoring these counters, we will realize if we need more replication or load balancing or caching, etc.</text:span></text:span></text:p>
          <text:p text:style-name="P74"><text:span text:style-name="Source_20_Text"><text:span text:style-name="T33"><text:s text:c="8"/>Continue benchmarking and monitoring your system to address bottlenecks as they come up. Scaling is an iterative process.</text:span></text:span></text:p>
        </text:list-item>
        <text:list-item>
          <text:p text:style-name="P75"><text:span text:style-name="Source_20_Text"><text:span text:style-name="T267">Follow up questions:</text:span></text:span></text:p>
          <text:list>
            <text:list-item>
              <text:p text:style-name="P76"><text:span text:style-name="Source_20_Text"><text:span text:style-name="T299"/></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5:31:06.876343652</meta:creation-date>
    <meta:generator>LibreOffice/5.1.6.2$Linux_X86_64 LibreOffice_project/10m0$Build-2</meta:generator>
    <meta:editing-duration>P5DT13H57M58S</meta:editing-duration>
    <meta:editing-cycles>218</meta:editing-cycles>
    <dc:date>2020-04-01T02:13:29.618917254</dc:date>
    <meta:document-statistic meta:table-count="0" meta:image-count="0" meta:object-count="0" meta:page-count="7" meta:paragraph-count="232" meta:word-count="4398" meta:character-count="25737" meta:non-whitespace-character-count="21629"/>
  </office:meta>
</office:document-meta>
</file>